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 Light" style:font-name-asian="Calibri Light" style:font-name-complex="Calibri Light" fo:font-weight="bold" style:font-weight-asian="bold" style:font-weight-complex="bold" fo:background-color="#FF00FF"/>
    </style:style>
    <style:style style:name="P36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 fo:background-color="#00FF00"/>
    </style:style>
    <style:style style:name="P37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 fo:color="#FFFFFF" fo:background-color="#0000FF"/>
    </style:style>
    <style:style style:name="P38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 fo:background-color="#FFFF00"/>
    </style:style>
    <style:style style:name="P39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 fo:background-color="#00FFFF"/>
    </style:style>
    <style:style style:name="P40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/>
    </style:style>
    <style:style style:name="P41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/>
    </style:style>
    <style:style style:name="P42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/>
    </style:style>
    <style:style style:name="P43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/>
    </style:style>
    <style:style style:name="P44" style:parent-style-name="Normal" style:family="paragraph">
      <style:text-properties style:font-name="Calibri Light" style:font-name-asian="Calibri Light" style:font-name-complex="Calibri Light" fo:font-weight="bold" style:font-weight-asian="bold" style:font-weight-complex="bold"/>
    </style:style>
    <style:style style:name="P45" style:parent-style-name="Normal" style:family="paragraph">
      <style:text-properties style:font-name="Calibri Light" style:font-name-asian="Calibri Light" style:font-name-complex="Calibri Light"/>
    </style:style>
    <style:style style:name="P46" style:parent-style-name="Normal" style:family="paragraph">
      <style:text-properties style:font-name="Calibri Light" style:font-name-asian="Calibri Light" style:font-name-complex="Calibri Light"/>
    </style:style>
    <style:style style:name="P47" style:parent-style-name="Normal" style:family="paragraph">
      <style:text-properties style:font-name="Calibri Light" style:font-name-asian="Calibri Light" style:font-name-complex="Calibri Light"/>
    </style:style>
    <style:style style:name="P48" style:parent-style-name="Normal" style:family="paragraph">
      <style:text-properties style:font-name="Calibri Light" style:font-name-asian="Calibri Light" style:font-name-complex="Calibri Light"/>
    </style:style>
    <style:style style:name="P49" style:parent-style-name="Normal" style:family="paragraph">
      <style:text-properties style:font-name="Calibri Light" style:font-name-asian="Calibri Light" style:font-name-complex="Calibri Light"/>
    </style:style>
    <style:style style:name="P50" style:parent-style-name="Normal" style:family="paragraph">
      <style:text-properties style:font-name="Calibri Light" style:font-name-asian="Calibri Light" style:font-name-complex="Calibri Light"/>
    </style:style>
    <style:style style:name="P51" style:parent-style-name="Normal" style:family="paragraph">
      <style:text-properties style:font-name="Calibri Light" style:font-name-asian="Calibri Light" style:font-name-complex="Calibri Light"/>
    </style:style>
    <style:style style:name="P52" style:parent-style-name="Normal" style:family="paragraph">
      <style:text-properties style:font-name="Calibri Light" style:font-name-asian="Calibri Light" style:font-name-complex="Calibri Light"/>
    </style:style>
    <style:style style:name="P53" style:parent-style-name="Normal" style:family="paragraph">
      <style:text-properties style:font-name="Calibri Light" style:font-name-asian="Calibri Light" style:font-name-complex="Calibri Light"/>
    </style:style>
    <style:style style:name="P54" style:parent-style-name="Normal" style:family="paragraph">
      <style:text-properties style:font-name="Calibri Light" style:font-name-asian="Calibri Light" style:font-name-complex="Calibri Light"/>
    </style:style>
    <style:style style:name="P55" style:parent-style-name="Normal" style:family="paragraph">
      <style:text-properties style:font-name="Calibri Light" style:font-name-asian="Calibri Light" style:font-name-complex="Calibri Light"/>
    </style:style>
    <style:style style:name="P56" style:parent-style-name="Normal" style:family="paragraph">
      <style:text-properties style:font-name="Calibri Light" style:font-name-asian="Calibri Light" style:font-name-complex="Calibri Light"/>
    </style:style>
    <style:style style:name="P57" style:parent-style-name="Normal" style:family="paragraph">
      <style:text-properties style:font-name="Calibri Light" style:font-name-asian="Calibri Light" style:font-name-complex="Calibri Light"/>
    </style:style>
    <style:style style:name="P58" style:parent-style-name="Normal" style:family="paragraph">
      <style:text-properties style:font-name="Calibri Light" style:font-name-asian="Calibri Light" style:font-name-complex="Calibri Light"/>
    </style:style>
    <style:style style:name="P59" style:parent-style-name="Normal" style:family="paragraph">
      <style:text-properties style:font-name="Calibri Light" style:font-name-asian="Calibri Light" style:font-name-complex="Calibri Light"/>
    </style:style>
    <style:style style:name="P60" style:parent-style-name="Normal" style:family="paragraph">
      <style:text-properties style:font-name="Calibri Light" style:font-name-asian="Calibri Light" style:font-name-complex="Calibri Light"/>
    </style:style>
    <style:style style:name="P61" style:parent-style-name="Normal" style:family="paragraph">
      <style:text-properties style:font-name="Calibri Light" style:font-name-asian="Calibri Light" style:font-name-complex="Calibri Light"/>
    </style:style>
    <style:style style:name="P62" style:parent-style-name="Normal" style:family="paragraph">
      <style:text-properties style:font-name="Calibri Light" style:font-name-asian="Calibri Light" style:font-name-complex="Calibri Light"/>
    </style:style>
    <style:style style:name="P63" style:parent-style-name="Normal" style:family="paragraph">
      <style:text-properties style:font-name="Calibri Light" style:font-name-asian="Calibri Light" style:font-name-complex="Calibri Light"/>
    </style:style>
    <style:style style:name="P64" style:parent-style-name="Normal" style:family="paragraph">
      <style:text-properties style:font-name="Calibri Light" style:font-name-asian="Calibri Light" style:font-name-complex="Calibri Light"/>
    </style:style>
    <style:style style:name="P65" style:parent-style-name="Normal" style:family="paragraph">
      <style:text-properties style:font-name="Calibri Light" style:font-name-asian="Calibri Light" style:font-name-complex="Calibri Light"/>
    </style:style>
    <style:style style:name="P66" style:parent-style-name="Normal" style:family="paragraph">
      <style:text-properties style:font-name="Calibri Light" style:font-name-asian="Calibri Light" style:font-name-complex="Calibri Light"/>
    </style:style>
    <style:style style:name="P67" style:parent-style-name="Normal" style:family="paragraph">
      <style:text-properties style:font-name="Calibri Light" style:font-name-asian="Calibri Light" style:font-name-complex="Calibri Light"/>
    </style:style>
    <style:style style:name="P68" style:parent-style-name="Normal" style:family="paragraph">
      <style:text-properties style:font-name="Calibri Light" style:font-name-asian="Calibri Light" style:font-name-complex="Calibri Light"/>
    </style:style>
    <style:style style:name="P69" style:parent-style-name="Normal" style:family="paragraph">
      <style:text-properties style:font-name="Calibri Light" style:font-name-asian="Calibri Light" style:font-name-complex="Calibri Light"/>
    </style:style>
    <style:style style:name="P70" style:parent-style-name="Normal" style:family="paragraph">
      <style:paragraph-properties fo:line-height="105%"/>
      <style:text-properties style:font-name="Calibri Light" style:font-name-asian="Calibri Light" style:font-name-complex="Calibri Light"/>
    </style:style>
    <style:style style:name="P71" style:parent-style-name="Normal" style:family="paragraph">
      <style:text-properties style:font-name="Calibri Light" style:font-name-asian="Calibri Light" style:font-name-complex="Calibri Light"/>
    </style:style>
    <style:style style:name="P72" style:parent-style-name="Normal" style:family="paragraph">
      <style:text-properties style:font-name="Calibri Light" style:font-name-asian="Calibri Light" style:font-name-complex="Calibri Light"/>
    </style:style>
    <style:style style:name="P73" style:parent-style-name="Normal" style:family="paragraph">
      <style:text-properties style:font-name="Calibri Light" style:font-name-asian="Calibri Light" style:font-name-complex="Calibri Light"/>
    </style:style>
    <style:style style:name="P74" style:parent-style-name="Normal" style:family="paragraph">
      <style:text-properties style:font-name="Calibri Light" style:font-name-asian="Calibri Light" style:font-name-complex="Calibri Light"/>
    </style:style>
    <style:style style:name="P75" style:parent-style-name="Normal" style:family="paragraph">
      <style:text-properties style:font-name="Calibri Light" style:font-name-asian="Calibri Light" style:font-name-complex="Calibri Light"/>
    </style:style>
    <style:style style:name="P76" style:parent-style-name="Normal" style:family="paragraph">
      <style:text-properties style:font-name="Calibri Light" style:font-name-asian="Calibri Light" style:font-name-complex="Calibri Light"/>
    </style:style>
    <style:style style:name="P77" style:parent-style-name="Normal" style:family="paragraph">
      <style:paragraph-properties fo:keep-together="always"/>
    </style:style>
    <style:style style:name="P78" style:parent-style-name="Normal" style:family="paragraph">
      <style:paragraph-properties fo:break-before="page"/>
      <style:text-properties style:font-name="Calibri Light" style:font-name-asian="Yu Gothic Light" style:font-name-complex="Times New Roman"/>
    </style:style>
    <style:style style:name="P79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80" style:parent-style-name="Policepardéfaut" style:family="text">
      <style:text-properties fo:font-style="italic" style:font-style-asian="italic" fo:font-size="14pt" style:font-size-asian="14pt"/>
    </style:style>
    <style:style style:name="P81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font-style-complex="italic" style:use-window-font-color="true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83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84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85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8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87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8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89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P90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91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T92" style:parent-style-name="Policepardéfaut" style:family="text">
      <style:text-properties fo:font-size="20pt" style:font-size-asian="20pt"/>
    </style:style>
    <style:style style:name="P93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5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0833in"/>
        </style:tab-stops>
      </style:paragraph-properties>
    </style:style>
    <style:style style:name="P96" style:parent-style-name="TM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9305in"/>
        </style:tab-stops>
      </style:paragraph-properties>
    </style:style>
    <style:style style:name="P97" style:parent-style-name="TM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7777in"/>
        </style:tab-stops>
      </style:paragraph-properties>
    </style:style>
    <style:style style:name="P98" style:parent-style-name="TM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7777in"/>
        </style:tab-stops>
      </style:paragraph-properties>
    </style:style>
    <style:style style:name="P99" style:parent-style-name="TM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7777in"/>
        </style:tab-stops>
      </style:paragraph-properties>
    </style:style>
    <style:style style:name="P100" style:parent-style-name="TM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9305in"/>
        </style:tab-stops>
      </style:paragraph-properties>
    </style:style>
    <style:style style:name="P101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0833in"/>
        </style:tab-stops>
      </style:paragraph-properties>
    </style:style>
    <style:style style:name="P102" style:parent-style-name="TM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9305in"/>
        </style:tab-stops>
      </style:paragraph-properties>
    </style:style>
    <style:style style:name="P103" style:parent-style-name="TM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9305in"/>
        </style:tab-stops>
      </style:paragraph-properties>
    </style:style>
    <style:style style:name="P104" style:parent-style-name="TM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6.9305in"/>
        </style:tab-stops>
      </style:paragraph-properties>
    </style:style>
    <style:style style:name="P105" style:parent-style-name="TM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7777in"/>
        </style:tab-stops>
      </style:paragraph-properties>
    </style:style>
    <style:style style:name="P106" style:parent-style-name="TM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7777in"/>
        </style:tab-stops>
      </style:paragraph-properties>
    </style:style>
    <style:style style:name="P107" style:parent-style-name="TM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7777in"/>
        </style:tab-stops>
      </style:paragraph-properties>
    </style:style>
    <style:style style:name="P10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0833in"/>
        </style:tab-stops>
      </style:paragraph-properties>
    </style:style>
    <style:style style:name="P109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0833in"/>
        </style:tab-stops>
      </style:paragraph-properties>
    </style:style>
    <style:style style:name="P11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0833in"/>
        </style:tab-stops>
      </style:paragraph-properties>
    </style:style>
    <style:style style:name="P111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0833in"/>
        </style:tab-stops>
      </style:paragraph-properties>
    </style:style>
    <style:style style:name="P112" style:parent-style-name="Standard" style:master-page-name="MP1" style:family="paragraph">
      <style:paragraph-properties fo:break-before="page"/>
    </style:style>
    <style:style style:name="T148" style:parent-style-name="Policepardéfaut" style:family="text">
      <style:text-properties fo:font-style="italic" style:font-style-asian="italic" style:font-style-complex="italic" fo:background-color="#FFFF00"/>
    </style:style>
    <style:style style:name="T149" style:parent-style-name="Policepardéfaut" style:family="text">
      <style:text-properties fo:font-style="italic" style:font-style-asian="italic" style:font-style-complex="italic" fo:background-color="#FFFF00"/>
    </style:style>
    <style:style style:name="T150" style:parent-style-name="Policepardéfaut" style:family="text">
      <style:text-properties fo:font-style="italic" style:font-style-asian="italic" style:font-style-complex="italic"/>
    </style:style>
    <style:style style:name="P151" style:parent-style-name="Standard" style:family="paragraph">
      <style:text-properties fo:font-style="italic" style:font-style-asian="italic" style:font-style-complex="italic" fo:background-color="#FFFF00"/>
    </style:style>
    <style:style style:name="P152" style:parent-style-name="Standard" style:family="paragraph">
      <style:text-properties fo:font-style="italic" style:font-style-asian="italic" style:font-style-complex="italic" fo:background-color="#FFFF00"/>
    </style:style>
    <style:style style:name="P153" style:parent-style-name="Standard" style:family="paragraph">
      <style:text-properties fo:font-style="italic" style:font-style-asian="italic" style:font-style-complex="italic"/>
    </style:style>
    <style:style style:name="T154" style:parent-style-name="Policepardéfaut" style:family="text">
      <style:text-properties fo:font-style="italic" style:font-style-asian="italic" style:font-style-complex="italic" style:use-window-font-color="true" fo:background-color="#00FF00"/>
    </style:style>
    <style:style style:name="T155" style:parent-style-name="Policepardéfaut" style:family="text">
      <style:text-properties fo:font-style="italic" style:font-style-asian="italic" style:font-style-complex="italic" style:use-window-font-color="true"/>
    </style:style>
    <style:style style:name="P156" style:parent-style-name="Texte" style:family="paragraph">
      <style:text-properties fo:font-style="italic" style:font-style-asian="italic" style:font-style-complex="italic" fo:background-color="#00FFFF"/>
    </style:style>
    <style:style style:name="P157" style:parent-style-name="Texte" style:family="paragraph">
      <style:text-properties fo:font-style="italic" style:font-style-asian="italic" style:font-style-complex="italic"/>
    </style:style>
    <style:style style:name="T158" style:parent-style-name="Policepardéfaut" style:family="text">
      <style:text-properties fo:font-style="italic" style:font-style-asian="italic" style:font-style-complex="italic" fo:color="#FFFFFF" fo:background-color="#0000FF"/>
    </style:style>
    <style:style style:name="T159" style:parent-style-name="Policepardéfaut" style:family="text">
      <style:text-properties fo:font-style="italic" style:font-style-asian="italic" style:font-style-complex="italic" fo:color="#FFFFFF"/>
    </style:style>
    <style:style style:name="P160" style:parent-style-name="Texte" style:family="paragraph">
      <style:text-properties fo:font-style="italic" style:font-style-asian="italic" style:font-style-complex="italic"/>
    </style:style>
    <style:style style:name="T161" style:parent-style-name="Policepardéfaut" style:family="text">
      <style:text-properties fo:font-style="italic" style:font-style-asian="italic" style:font-style-complex="italic" fo:background-color="#00FF00"/>
    </style:style>
    <style:style style:name="P162" style:parent-style-name="Texte" style:family="paragraph">
      <style:text-properties fo:font-style="italic" style:font-style-asian="italic" style:font-style-complex="italic" fo:background-color="#00FF00"/>
    </style:style>
    <style:style style:name="P163" style:parent-style-name="Texte" style:family="paragraph">
      <style:text-properties fo:font-style="italic" style:font-style-asian="italic" style:font-style-complex="italic" fo:background-color="#00FF00"/>
    </style:style>
    <style:style style:name="P164" style:parent-style-name="Texte" style:family="paragraph">
      <style:text-properties fo:font-style="italic" style:font-style-asian="italic" style:font-style-complex="italic" fo:background-color="#00FF00"/>
    </style:style>
    <style:style style:name="P165" style:parent-style-name="Texte" style:family="paragraph">
      <style:text-properties fo:font-style="italic" style:font-style-asian="italic" style:font-style-complex="italic" fo:background-color="#00FF00"/>
    </style:style>
    <style:style style:name="P166" style:parent-style-name="Texte" style:family="paragraph">
      <style:text-properties fo:font-style="italic" style:font-style-asian="italic" style:font-style-complex="italic" fo:color="#FFFFFF" fo:background-color="#FF00FF"/>
    </style:style>
    <style:style style:name="P167" style:parent-style-name="Texte" style:family="paragraph">
      <style:text-properties fo:font-style="italic" style:font-style-asian="italic" style:font-style-complex="italic" fo:color="#FFFFFF" fo:background-color="#FF00FF"/>
    </style:style>
    <style:style style:name="P168" style:parent-style-name="Texte" style:family="paragraph">
      <style:text-properties fo:font-style="italic" style:font-style-asian="italic" style:font-style-complex="italic" fo:color="#FFFFFF" fo:background-color="#FF00FF"/>
    </style:style>
    <style:style style:name="P169" style:parent-style-name="Texte" style:family="paragraph">
      <style:text-properties fo:font-style="italic" style:font-style-asian="italic" style:font-style-complex="italic" fo:color="#FFFFFF" fo:background-color="#FF00FF"/>
    </style:style>
    <style:style style:name="P170" style:parent-style-name="Texte" style:family="paragraph">
      <style:text-properties fo:font-style="italic" style:font-style-asian="italic" style:font-style-complex="italic" fo:color="#FFFFFF" fo:background-color="#FF00FF"/>
    </style:style>
    <style:style style:name="P171" style:parent-style-name="Texte" style:family="paragraph">
      <style:text-properties fo:font-style="italic" style:font-style-asian="italic" style:font-style-complex="italic" fo:color="#FFFFFF" fo:background-color="#FF00FF"/>
    </style:style>
    <style:style style:name="TableColumn173" style:family="table-column">
      <style:table-column-properties style:column-width="1.4104in" style:use-optimal-column-width="false"/>
    </style:style>
    <style:style style:name="TableColumn174" style:family="table-column">
      <style:table-column-properties style:column-width="5.6763in" style:use-optimal-column-width="false"/>
    </style:style>
    <style:style style:name="Table172" style:family="table">
      <style:table-properties style:width="7.0868in" fo:margin-left="-0.0034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Heading" style:family="paragraph">
      <style:text-properties fo:background-color="#FFFF00"/>
    </style:style>
    <style:style style:name="TableCell1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9" style:parent-style-name="TableHeading" style:family="paragraph">
      <style:text-properties fo:background-color="#FFFF00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Standard" style:family="paragraph">
      <style:text-properties fo:background-color="#FFFF00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Standard" style:family="paragraph">
      <style:paragraph-properties fo:text-align="start"/>
      <style:text-properties fo:font-style="italic" style:font-style-asian="italic" style:font-style-complex="italic" fo:background-color="#FFFF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text-properties fo:background-color="#FFFF00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Standard" style:family="paragraph">
      <style:paragraph-properties fo:text-align="start"/>
      <style:text-properties fo:font-style="italic" style:font-style-asian="italic" style:font-style-complex="italic" fo:background-color="#FFFF00"/>
    </style:style>
    <style:style style:name="P190" style:parent-style-name="Texte" style:family="paragraph">
      <style:text-properties fo:font-style="italic" style:font-style-asian="italic" style:font-style-complex="italic" style:use-window-font-color="true" fo:background-color="#FFFF00"/>
    </style:style>
    <style:style style:name="P191" style:parent-style-name="Titre2" style:family="paragraph">
      <style:text-properties fo:background-color="#FFFF00"/>
    </style:style>
    <style:style style:name="P192" style:parent-style-name="Titre3" style:family="paragraph">
      <style:text-properties fo:background-color="#FFFF00"/>
    </style:style>
    <style:style style:name="TableColumn194" style:family="table-column">
      <style:table-column-properties style:column-width="2.1784in" style:use-optimal-column-width="false"/>
    </style:style>
    <style:style style:name="TableColumn195" style:family="table-column">
      <style:table-column-properties style:column-width="3.1368in" style:use-optimal-column-width="false"/>
    </style:style>
    <style:style style:name="TableColumn196" style:family="table-column">
      <style:table-column-properties style:column-width="1.7715in" style:use-optimal-column-width="false"/>
    </style:style>
    <style:style style:name="Table193" style:family="table">
      <style:table-properties style:width="7.0868in" fo:margin-left="-0.0034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Heading" style:family="paragraph">
      <style:paragraph-properties fo:text-align="start"/>
      <style:text-properties style:use-window-font-color="true" fo:background-color="#FFFF00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Heading" style:family="paragraph">
      <style:paragraph-properties fo:text-align="start"/>
      <style:text-properties style:use-window-font-color="true" fo:background-color="#FFFF00"/>
    </style:style>
    <style:style style:name="TableCell202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203" style:parent-style-name="TableHeading" style:family="paragraph">
      <style:paragraph-properties fo:text-align="start" fo:background-color="#FFFFFF">
        <style:background-fill draw:fill="solid" draw:fill-color="#FFFFFF"/>
      </style:paragraph-properties>
      <style:text-properties style:use-window-font-color="true" fo:background-color="#FFFF0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use-window-font-color="true" fo:background-color="#FFFF00"/>
    </style:style>
    <style:style style:name="P207" style:parent-style-name="Standard" style:family="paragraph">
      <style:paragraph-properties fo:keep-with-next="always"/>
      <style:text-properties fo:font-style="italic" style:font-style-asian="italic" style:font-style-complex="italic" style:use-window-font-color="true" fo:font-size="8pt" style:font-size-asian="8pt" style:font-size-complex="8pt" fo:background-color="#FFFF00" style:language-complex="ar" style:country-complex="SA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9" style:parent-style-name="Standard" style:family="paragraph">
      <style:text-properties fo:font-style="italic" style:font-style-asian="italic" style:font-style-complex="italic" style:use-window-font-color="true" fo:background-color="#FFFF00"/>
    </style:style>
    <style:style style:name="P210" style:parent-style-name="Standard" style:family="paragraph">
      <style:text-properties fo:font-style="italic" style:font-style-asian="italic" style:font-style-complex="italic" style:use-window-font-color="true" fo:background-color="#FFFF00"/>
    </style:style>
    <style:style style:name="P211" style:parent-style-name="Standard" style:family="paragraph">
      <style:text-properties fo:font-style="italic" style:font-style-asian="italic" style:font-style-complex="italic" style:use-window-font-color="true" fo:background-color="#FFFF00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Standard" style:family="paragraph">
      <style:text-properties style:use-window-font-color="true" fo:background-color="#FFFF00" style:language-complex="ar" style:country-complex="SA"/>
    </style:style>
    <style:style style:name="P215" style:parent-style-name="Standard" style:family="paragraph">
      <style:paragraph-properties fo:keep-with-next="always"/>
      <style:text-properties fo:font-style="italic" style:font-style-asian="italic" style:font-style-complex="italic" style:use-window-font-color="true" fo:font-size="8pt" style:font-size-asian="8pt" style:font-size-complex="8pt" fo:background-color="#FFFF00" style:language-complex="ar" style:country-complex="SA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Standard" style:family="paragraph">
      <style:paragraph-properties fo:text-align="start"/>
      <style:text-properties fo:font-style="italic" style:font-style-asian="italic" style:font-style-complex="italic" style:use-window-font-color="true" fo:background-color="#FFFF00"/>
    </style:style>
    <style:style style:name="P218" style:parent-style-name="Standard" style:family="paragraph">
      <style:paragraph-properties fo:text-align="start"/>
      <style:text-properties fo:font-style="italic" style:font-style-asian="italic" style:font-style-complex="italic" style:use-window-font-color="true" fo:background-color="#FFFF00"/>
    </style:style>
    <style:style style:name="P219" style:parent-style-name="Standard" style:family="paragraph">
      <style:paragraph-properties fo:text-align="start"/>
      <style:text-properties fo:font-style="italic" style:font-style-asian="italic" style:font-style-complex="italic" style:use-window-font-color="true" fo:background-color="#FFFF00"/>
    </style:style>
    <style:style style:name="P220" style:parent-style-name="Standard" style:family="paragraph">
      <style:paragraph-properties fo:text-align="start"/>
      <style:text-properties fo:font-style="italic" style:font-style-asian="italic" style:font-style-complex="italic" style:use-window-font-color="true" fo:background-color="#FFFF00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use-window-font-color="true" fo:background-color="#FFFF00"/>
    </style:style>
    <style:style style:name="P224" style:parent-style-name="Standard" style:family="paragraph">
      <style:paragraph-properties fo:keep-with-next="always"/>
    </style:style>
    <style:style style:name="T225" style:parent-style-name="Policepardéfaut" style:family="text">
      <style:text-properties style:font-name="Arial" fo:font-style="italic" style:font-style-asian="italic" style:font-style-complex="italic" style:use-window-font-color="true" fo:font-size="8pt" style:font-size-asian="8pt" style:font-size-complex="8pt" fo:background-color="#FFFF00" style:language-complex="ar" style:country-complex="SA"/>
    </style:style>
    <style:style style:name="T226" style:parent-style-name="Policepardéfaut" style:family="text">
      <style:text-properties fo:font-style="italic" style:font-style-asian="italic" style:font-style-complex="italic" style:use-window-font-color="true" fo:font-size="8pt" style:font-size-asian="8pt" style:font-size-complex="8pt" fo:background-color="#FFFF00" style:language-complex="ar" style:country-complex="SA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Standard" style:family="paragraph">
      <style:paragraph-properties fo:text-align="start"/>
      <style:text-properties fo:font-style="italic" style:font-style-asian="italic" style:font-style-complex="italic" style:use-window-font-color="true" fo:background-color="#FFFF00"/>
    </style:style>
    <style:style style:name="P229" style:parent-style-name="Standard" style:family="paragraph">
      <style:text-properties fo:font-style="italic" style:font-style-asian="italic" style:font-style-complex="italic" style:use-window-font-color="true" fo:background-color="#FFFF00"/>
    </style:style>
    <style:style style:name="P230" style:parent-style-name="Standard" style:family="paragraph">
      <style:text-properties fo:font-style="italic" style:font-style-asian="italic" style:font-style-complex="italic" style:use-window-font-color="true" fo:background-color="#FFFF00"/>
    </style:style>
    <style:style style:name="P231" style:parent-style-name="Standard" style:family="paragraph">
      <style:text-properties fo:font-weight="bold" style:font-weight-asian="bold" style:font-weight-complex="bold" fo:background-color="#0000FF"/>
    </style:style>
    <style:style style:name="T232" style:parent-style-name="Policepardéfaut" style:family="text">
      <style:text-properties fo:font-style="italic" style:font-style-asian="italic" style:font-style-complex="italic" fo:background-color="#FF00FF"/>
    </style:style>
    <style:style style:name="T233" style:parent-style-name="Policepardéfaut" style:family="text">
      <style:text-properties fo:font-style="italic" style:font-style-asian="italic" style:font-style-complex="italic" fo:color="#FFFFFF" fo:background-color="#0000FF"/>
    </style:style>
    <style:style style:name="P234" style:parent-style-name="Texte" style:family="paragraph">
      <style:text-properties fo:font-style="italic" style:font-style-asian="italic" style:font-style-complex="italic"/>
    </style:style>
    <style:style style:name="P235" style:parent-style-name="Standard" style:family="paragraph">
      <style:paragraph-properties fo:text-align="start"/>
      <style:text-properties fo:font-style="italic" style:font-style-asian="italic" style:font-style-complex="italic" style:use-window-font-color="true" fo:background-color="#FFFF00"/>
    </style:style>
    <style:style style:name="P236" style:parent-style-name="Standard" style:family="paragraph">
      <style:text-properties fo:font-style="italic" style:font-style-asian="italic" style:font-style-complex="italic" fo:background-color="#FFFF00"/>
    </style:style>
    <style:style style:name="P237" style:parent-style-name="Standard" style:family="paragraph">
      <style:text-properties fo:font-style="italic" style:font-style-asian="italic" style:font-style-complex="italic" fo:background-color="#FFFF00"/>
    </style:style>
    <style:style style:name="P238" style:parent-style-name="Standard" style:family="paragraph">
      <style:text-properties fo:font-style="italic" style:font-style-asian="italic" style:font-style-complex="italic"/>
    </style:style>
    <style:style style:name="P239" style:parent-style-name="Texte" style:family="paragraph">
      <style:text-properties fo:font-style="italic" style:font-style-asian="italic" style:font-style-complex="italic"/>
    </style:style>
    <style:style style:name="P240" style:parent-style-name="Texte" style:family="paragraph">
      <style:text-properties fo:font-style="italic" style:font-style-asian="italic" style:font-style-complex="italic" fo:background-color="#00FFFF"/>
    </style:style>
    <style:style style:name="P241" style:parent-style-name="Texte" style:family="paragraph">
      <style:text-properties fo:font-style="italic" style:font-style-asian="italic" style:font-style-complex="italic" fo:background-color="#00FFFF"/>
    </style:style>
    <style:style style:name="P242" style:parent-style-name="Texte" style:family="paragraph">
      <style:text-properties fo:font-style="italic" style:font-style-asian="italic" style:font-style-complex="italic" fo:background-color="#00FFFF"/>
    </style:style>
    <style:style style:name="P243" style:parent-style-name="Texte" style:family="paragraph">
      <style:text-properties fo:font-style="italic" style:font-style-asian="italic" style:font-style-complex="italic" fo:background-color="#FFFF00"/>
    </style:style>
    <style:style style:name="P244" style:parent-style-name="Texte" style:family="paragraph">
      <style:text-properties fo:font-style="italic" style:font-style-asian="italic" style:font-style-complex="italic" fo:background-color="#00FFFF"/>
    </style:style>
    <style:style style:name="P245" style:parent-style-name="Texte" style:family="paragraph">
      <style:text-properties fo:font-style="italic" style:font-style-asian="italic" style:font-style-complex="italic" fo:background-color="#00FFFF"/>
    </style:style>
    <style:style style:name="P246" style:parent-style-name="Texte" style:family="paragraph">
      <style:text-properties fo:font-style="italic" style:font-style-asian="italic" style:font-style-complex="italic" fo:background-color="#00FF00"/>
    </style:style>
    <style:style style:name="P247" style:parent-style-name="Texte" style:family="paragraph">
      <style:text-properties fo:font-style="italic" style:font-style-asian="italic" style:font-style-complex="italic" fo:background-color="#00FF00"/>
    </style:style>
    <style:style style:name="P248" style:parent-style-name="Texte" style:family="paragraph">
      <style:text-properties fo:font-style="italic" style:font-style-asian="italic" style:font-style-complex="italic" fo:background-color="#00FF00"/>
    </style:style>
    <style:style style:name="P249" style:parent-style-name="Texte" style:family="paragraph">
      <style:text-properties fo:font-style="italic" style:font-style-asian="italic" style:font-style-complex="italic" fo:background-color="#00FF00"/>
    </style:style>
    <style:style style:name="P250" style:parent-style-name="Texte" style:family="paragraph">
      <style:text-properties fo:font-style="italic" style:font-style-asian="italic" style:font-style-complex="italic" fo:background-color="#00FF00"/>
    </style:style>
    <style:style style:name="P251" style:parent-style-name="Texte" style:family="paragraph">
      <style:text-properties fo:font-style="italic" style:font-style-asian="italic" style:font-style-complex="italic" fo:background-color="#00FF00"/>
    </style:style>
    <style:style style:name="P252" style:parent-style-name="Texte" style:family="paragraph">
      <style:text-properties fo:font-style="italic" style:font-style-asian="italic" style:font-style-complex="italic" style:use-window-font-color="true" fo:background-color="#00FF00"/>
    </style:style>
    <style:style style:name="P253" style:parent-style-name="Texte" style:family="paragraph">
      <style:text-properties fo:font-style="italic" style:font-style-asian="italic" style:font-style-complex="italic" fo:background-color="#00FF00"/>
    </style:style>
    <style:style style:name="P254" style:parent-style-name="Texte" style:family="paragraph">
      <style:text-properties fo:font-style="italic" style:font-style-asian="italic" style:font-style-complex="italic" fo:background-color="#00FF00"/>
    </style:style>
    <style:style style:name="P255" style:parent-style-name="Texte" style:family="paragraph">
      <style:text-properties fo:font-style="italic" style:font-style-asian="italic" style:font-style-complex="italic" fo:background-color="#00FF00"/>
    </style:style>
    <style:style style:name="P256" style:parent-style-name="Texte" style:family="paragraph">
      <style:text-properties fo:font-style="italic" style:font-style-asian="italic" style:font-style-complex="italic" fo:background-color="#00FF00"/>
    </style:style>
    <style:style style:name="P257" style:parent-style-name="Texte" style:family="paragraph">
      <style:text-properties fo:font-style="italic" style:font-style-asian="italic" style:font-style-complex="italic" fo:background-color="#FFFF00"/>
    </style:style>
    <style:style style:name="P258" style:parent-style-name="Texte" style:family="paragraph">
      <style:text-properties fo:font-style="italic" style:font-style-asian="italic" style:font-style-complex="italic" fo:background-color="#00FFFF"/>
    </style:style>
    <style:style style:name="P259" style:parent-style-name="Texte" style:family="paragraph">
      <style:text-properties fo:font-style="italic" style:font-style-asian="italic" style:font-style-complex="italic" fo:background-color="#00FFFF"/>
    </style:style>
    <style:style style:name="P260" style:parent-style-name="Texte" style:family="paragraph">
      <style:text-properties fo:font-style="italic" style:font-style-asian="italic" style:font-style-complex="italic" fo:background-color="#00FFFF"/>
    </style:style>
    <style:style style:name="P261" style:parent-style-name="Texte" style:family="paragraph"/>
    <style:style style:name="T262" style:parent-style-name="Policepardéfaut" style:family="text">
      <style:text-properties fo:font-style="italic" style:font-style-asian="italic" style:font-style-complex="italic" fo:background-color="#00FFFF"/>
    </style:style>
  </office:automatic-styles>
  <office:body>
    <office:text text:use-soft-page-breaks="true">
      <text:p text:style-name="P1"><text:s/>Rose = Alexis</text:p>
      <text:p text:style-name="P36">Vert = Antoine</text:p>
      <text:p text:style-name="P37">Bleu = Andy</text:p>
      <text:p text:style-name="P38">JAUNE = Maël</text:p>
      <text:p text:style-name="P39">A faire ensemble = cyan</text:p>
      <text:p text:style-name="P40"/>
      <text:p text:style-name="P41"/>
      <text:p text:style-name="P42"/>
      <text:p text:style-name="P43"/>
      <text:p text:style-name="P44">Information à retrouver à minima sur la première page du dossier – A adapter par l’équipe.</text:p>
      <text:p text:style-name="P45"/>
      <text:p text:style-name="P46">LOGO de La Croix Rouge</text:p>
      <text:p text:style-name="P47">LOGO de l’entreprise</text:p>
      <text:p text:style-name="P48"/>
      <text:p text:style-name="P49"/>
      <text:p text:style-name="P50"/>
      <text:p text:style-name="P51"/>
      <text:p text:style-name="P52">Epreuve E6 – Projet 2025</text:p>
      <text:p text:style-name="P53">Titre du projet</text:p>
      <text:p text:style-name="P54">Photo / diagramme</text:p>
      <text:p text:style-name="P55"/>
      <text:p text:style-name="P56"/>
      <text:p text:style-name="P57"/>
      <text:p text:style-name="P58"/>
      <text:p text:style-name="P59">Les étudiants seront présentés dans l’ordre d’apparition de leur dossier individuel dans le dossier final.</text:p>
      <text:p text:style-name="P60">Etudiant 1 NOM Prénom - spécialité ....</text:p>
      <text:p text:style-name="P61">Etudiant 2 NOM Prénom - spécialité ....</text:p>
      <text:p text:style-name="P62">Etudiant 3 NOM Prénom - spécialité ....</text:p>
      <text:p text:style-name="P63">Etudiant 4 NOM Prénom - spécialité ....</text:p>
      <text:p text:style-name="P64"/>
      <text:p text:style-name="P65"/>
      <text:p text:style-name="P66"/>
      <text:p text:style-name="P67"/>
      <text:p text:style-name="P68"/>
      <text:p text:style-name="P69"/>
      <text:p text:style-name="P70">Ne pas oublier de mettre en annexe le cahier des charges validé par la commission BTS.</text:p>
      <text:p text:style-name="P71"/>
      <text:p text:style-name="P72"/>
      <text:p text:style-name="P73"/>
      <text:p text:style-name="P74"/>
      <text:p text:style-name="P75">BTS CIEL</text:p>
      <text:p text:style-name="P76">La Croix Rouge La Salle - Brest</text:p>
      <text:p text:style-name="P77"/>
      <text:p text:style-name="P78"/>
      <text:p text:style-name="P79"><text:span text:style-name="T80"><text:subject text:fixed="false">P20XX : Nom du projet</text:subject></text:span><text:keywords text:fixed="false"/></text:p>
      <text:p text:style-name="P81">Liste des membres du groupe de projet :</text:p>
      <text:p text:style-name="P82">Etudiant 1 NOM Prénom - spécialité ...</text:p>
      <text:p text:style-name="P83"><text:span text:style-name="T84">Etudiant 2 NOM Prénom - spécialité ...</text:span><text:description text:fixed="false"/></text:p>
      <text:p text:style-name="P85"><text:span text:style-name="T86">Etudiant 3 NOM Prénom - spécialité ...</text:span><text:description text:fixed="false"/></text:p>
      <text:p text:style-name="P87"><text:span text:style-name="T88">Etudiant 4 NOM Prénom - spécialité ...</text:span><text:description text:fixed="false"/></text:p>
      <text:p text:style-name="P89"><text:description text:fixed="false"/></text:p>
      <text:p text:style-name="Standard"/>
      <text:p text:style-name="P90"/>
      <text:p text:style-name="P91"><text:span text:style-name="T92"><text:title text:fixed="false">Dossier technique du projet - partie commune</text:title></text:span></text:p>
      <text:p text:style-name="P93"/>
      <text:p text:style-name="Standard"/>
      <text:p text:style-name="P94">Table des matières</text:p>
      <text:p text:style-name="Standard"/>
      <text:table-of-content text:name="_TOC21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5"><text:a xlink:href="#_Toc533641814" office:target-frame-name="_top" xlink:show="replace"><text:span text:style-name="Lienhypertexte">1 -</text:span><text:tab/><text:span text:style-name="Lienhypertexte">Introduction</text:span><text:tab/><text:span text:style-name="Lienhypertexte">2</text:span></text:a></text:p>
          <text:p text:style-name="P96"><text:a xlink:href="#_Toc1560923675" office:target-frame-name="_top" xlink:show="replace"><text:span text:style-name="Lienhypertexte">1.1 -</text:span><text:tab/><text:span text:style-name="Lienhypertexte">Situation du projet dans son contexte industriel</text:span><text:tab/><text:span text:style-name="Lienhypertexte">2</text:span></text:a></text:p>
          <text:p text:style-name="P97"><text:a xlink:href="#_Toc147526694" office:target-frame-name="_top" xlink:show="replace"><text:span text:style-name="Lienhypertexte">1.1.1 -</text:span><text:tab/><text:span text:style-name="Lienhypertexte">Synoptique général du système</text:span><text:tab/><text:span text:style-name="Lienhypertexte">2</text:span></text:a></text:p>
          <text:p text:style-name="P98"><text:a xlink:href="#_Toc1029467735" office:target-frame-name="_top" xlink:show="replace"><text:span text:style-name="Lienhypertexte">1.1.2 -</text:span><text:tab/><text:span text:style-name="Lienhypertexte">Missions du système</text:span><text:tab/><text:span text:style-name="Lienhypertexte">2</text:span></text:a></text:p>
          <text:p text:style-name="P99"><text:a xlink:href="#_Toc1684862704" office:target-frame-name="_top" xlink:show="replace"><text:span text:style-name="Lienhypertexte">1.1.3 -</text:span><text:tab/><text:span text:style-name="Lienhypertexte">Diagramme de déploiement d'exploitation (optionnel)</text:span><text:tab/><text:span text:style-name="Lienhypertexte">2</text:span></text:a></text:p>
          <text:p text:style-name="P100"><text:a xlink:href="#_Toc1567737406" office:target-frame-name="_top" xlink:show="replace"><text:span text:style-name="Lienhypertexte">1.2 -</text:span><text:tab/><text:span text:style-name="Lienhypertexte">Contraintes diverses exprimées par le demandeur</text:span><text:tab/><text:span text:style-name="Lienhypertexte">2</text:span></text:a></text:p>
          <text:p text:style-name="P101"><text:a xlink:href="#_Toc1131348761" office:target-frame-name="_top" xlink:show="replace"><text:span text:style-name="Lienhypertexte">2 -</text:span><text:tab/><text:span text:style-name="Lienhypertexte">Spécifications fonctionnelles</text:span><text:tab/><text:span text:style-name="Lienhypertexte">2</text:span></text:a></text:p>
          <text:p text:style-name="P102"><text:a xlink:href="#_Toc1607212657" office:target-frame-name="_top" xlink:show="replace"><text:span text:style-name="Lienhypertexte">2.1 -</text:span><text:tab/><text:span text:style-name="Lienhypertexte">Catalogue des acteurs</text:span><text:tab/><text:span text:style-name="Lienhypertexte">2</text:span></text:a></text:p>
          <text:p text:style-name="P103"><text:a xlink:href="#_Toc355576881" office:target-frame-name="_top" xlink:show="replace"><text:span text:style-name="Lienhypertexte">2.2 -</text:span><text:tab/><text:span text:style-name="Lienhypertexte">Diagramme des cas d'utilisation</text:span><text:tab/><text:span text:style-name="Lienhypertexte">2</text:span></text:a></text:p>
          <text:p text:style-name="P104"><text:a xlink:href="#_Toc1753908825" office:target-frame-name="_top" xlink:show="replace"><text:span text:style-name="Lienhypertexte">2.3 -</text:span><text:tab/><text:span text:style-name="Lienhypertexte">Cas d'utilisation « ... »</text:span><text:tab/><text:span text:style-name="Lienhypertexte">2</text:span></text:a></text:p>
          <text:p text:style-name="P105"><text:a xlink:href="#_Toc1621859483" office:target-frame-name="_top" xlink:show="replace"><text:span text:style-name="Lienhypertexte">2.3.1 -</text:span><text:tab/><text:span text:style-name="Lienhypertexte">Description du cas d’utilisation</text:span><text:tab/><text:span text:style-name="Lienhypertexte">2</text:span></text:a></text:p>
          <text:p text:style-name="P106"><text:a xlink:href="#_Toc1936331549" office:target-frame-name="_top" xlink:show="replace"><text:span text:style-name="Lienhypertexte">2.3.2 -</text:span><text:tab/><text:span text:style-name="Lienhypertexte">IHM associée au cas d'utilisation (optionnel)</text:span><text:tab/><text:span text:style-name="Lienhypertexte">3</text:span></text:a></text:p>
          <text:p text:style-name="P107"><text:a xlink:href="#_Toc519054149" office:target-frame-name="_top" xlink:show="replace"><text:span text:style-name="Lienhypertexte">2.3.3 -</text:span><text:tab/><text:span text:style-name="Lienhypertexte">Diagramme temporel du scénario nominal (optionnel)</text:span><text:tab/><text:span text:style-name="Lienhypertexte">3</text:span></text:a></text:p>
          <text:p text:style-name="P108"><text:a xlink:href="#_Toc1198382930" office:target-frame-name="_top" xlink:show="replace"><text:span text:style-name="Lienhypertexte">3 -</text:span><text:tab/><text:span text:style-name="Lienhypertexte">Étude préliminaire</text:span><text:tab/><text:span text:style-name="Lienhypertexte">3</text:span></text:a></text:p>
          <text:p text:style-name="P109"><text:a xlink:href="#_Toc2024283933" office:target-frame-name="_top" xlink:show="replace"><text:span text:style-name="Lienhypertexte">4 -</text:span><text:tab/><text:span text:style-name="Lienhypertexte">Planification</text:span><text:tab/><text:span text:style-name="Lienhypertexte">3</text:span></text:a></text:p>
          <text:p text:style-name="P110"><text:a xlink:href="#_Toc100583852" office:target-frame-name="_top" xlink:show="replace"><text:span text:style-name="Lienhypertexte">5 -</text:span><text:tab/><text:span text:style-name="Lienhypertexte">Recette</text:span><text:tab/><text:span text:style-name="Lienhypertexte">3</text:span></text:a></text:p>
          <text:p text:style-name="P111"><text:a xlink:href="#_Toc446875815" office:target-frame-name="_top" xlink:show="replace"><text:span text:style-name="Lienhypertexte">6 -</text:span><text:tab/><text:span text:style-name="Lienhypertexte">Conclusion</text:span><text:tab/><text:span text:style-name="Lienhypertexte">3</text:span></text:a></text:p>
        </text:index-body>
      </text:table-of-content>
      <text:p text:style-name="P112"><text:span text:style-name="T148">Compléter correctement entête et pied de page, visibles avec un aperçu avant impression.</text:span></text:p>
      <text:p text:style-name="Standard"><text:span text:style-name="T149">Ce document doit comporter 10 pages</text:span><text:span text:style-name="T150">.</text:span></text:p>
      <text:p text:style-name="P151">Les textes en italique apportent des informations sur les contenus attendus. Les supprimer avant livraison du dossier.</text:p>
      <text:p text:style-name="P152">Se référer aux attendus / observables de l’épreuve E6 – Envoi par mail notamment par Mme LE MEUR.</text:p>
      <text:h text:style-name="Titre1" text:outline-level="1"><text:bookmark-start text:name="_Toc533641814"/>Introduction<text:bookmark-end text:name="_Toc533641814"/></text:h>
      <text:p text:style-name="P153">Ce chapitre reprendra les éléments du cahier des charges et pourra être affiné par l'équipe de projet.</text:p>
      <text:h text:style-name="Titre2" text:outline-level="2"><text:bookmark-start text:name="_Toc1560923675"/>Situation du projet dans son contexte industriel<text:bookmark-end text:name="_Toc1560923675"/></text:h>
      <text:h text:style-name="Titre3" text:outline-level="3"><text:bookmark-start text:name="_Toc147526694"/>Synoptique général du système<text:bookmark-end text:name="_Toc147526694"/></text:h>
      <text:p text:style-name="Texte"><text:span text:style-name="T154">Présenter le système à l’aide d’un diagramme de contexte SysML, synoptiques, schémas, photo, etc. afin de donner une vue d’ensemble du système.</text:span><text:span text:style-name="T155"><text:s/></text:span></text:p>
      <text:p text:style-name="P156">Préciser le ou les sous-systèmes réalisés au cours du projet. On pourra s’appuyer sur les éléments présents dans le cahier des charges en prenant soin de les mettre à jour le cas échéant.</text:p>
      <text:p text:style-name="P157"/>
      <text:h text:style-name="Titre3" text:outline-level="3"><text:bookmark-start text:name="_Toc1029467735"/>Missions du système<text:bookmark-end text:name="_Toc1029467735"/></text:h>
      <text:p text:style-name="Texte"><text:span text:style-name="T158">Présenter les principales missions du système et la problématique posée à l’équipe de projet</text:span><text:span text:style-name="T159">.</text:span></text:p>
      <text:p text:style-name="P160"/>
      <text:h text:style-name="Titre3" text:outline-level="3"><text:s/><text:bookmark-start text:name="_Toc1684862704"/>Diagramme de déploiement d'exploitation (optionnel)<text:bookmark-end text:name="_Toc1684862704"/></text:h>
      <text:p text:style-name="Texte"><text:s/><text:span text:style-name="T161">Si besoin, présenter un diagramme de déploiement UML du système montrant les principaux éléments du système en phase d’exploitation :</text:span></text:p>
      <text:list text:style-name="LFO31" text:continue-numbering="true">
        <text:list-item>
          <text:p text:style-name="P162">Nœuds d’exécution, et périphériques ;</text:p>
        </text:list-item>
        <text:list-item>
          <text:p text:style-name="P163">Systèmes d’exploitation, bibliothèques et application(s) à développer ;</text:p>
        </text:list-item>
        <text:list-item>
          <text:p text:style-name="P164">Éléments du réseau ;</text:p>
        </text:list-item>
        <text:list-item>
          <text:p text:style-name="P165">Bus, liaisons, protocoles, etc;</text:p>
        </text:list-item>
      </text:list>
      <text:h text:style-name="Titre2" text:outline-level="2"><text:bookmark-start text:name="_Toc1567737406"/>Contraintes diverses exprimées par le demandeur<text:bookmark-end text:name="_Toc1567737406"/></text:h>
      <text:p text:style-name="P166">Ce chapitre fera état des réunions de travail avec le partenaire industriel et précisera les contraintes techniques et économiques.</text:p>
      <text:p text:style-name="P167">On précisera les exigences sous la forme d’un tableau ou d’un diagramme des exigences SysML :</text:p>
      <text:list text:style-name="LFO32" text:continue-numbering="true">
        <text:list-item>
          <text:p text:style-name="P168">Exigences fonctionnelles ;</text:p>
        </text:list-item>
        <text:list-item>
          <text:p text:style-name="P169">Exigences technologiques ;</text:p>
        </text:list-item>
        <text:list-item>
          <text:p text:style-name="P170">Exigences économiques ;</text:p>
        </text:list-item>
        <text:list-item>
          <text:p text:style-name="P171">etc.</text:p>
        </text:list-item>
      </text:list>
      <text:h text:style-name="Titre1" text:outline-level="1"><text:bookmark-start text:name="_Toc1131348761"/>Spécifications fonctionnelles<text:bookmark-end text:name="_Toc1131348761"/></text:h>
      <text:h text:style-name="Titre2" text:outline-level="2"><text:bookmark-start text:name="_Toc1607212657"/>Catalogue des acteurs<text:bookmark-end text:name="_Toc1607212657"/></text:h>
      <table:table table:style-name="Table172">
        <table:table-columns>
          <table:table-column table:style-name="TableColumn173"/>
          <table:table-column table:style-name="TableColumn174"/>
        </table:table-columns>
        <table:table-header-rows>
          <table:table-row table:style-name="TableRow175">
            <table:table-cell table:style-name="TableCell176">
              <text:p text:style-name="P177">Acteur</text:p>
            </table:table-cell>
            <table:table-cell table:style-name="TableCell178">
              <text:p text:style-name="P179">Rôle</text:p>
            </table:table-cell>
          </table:table-row>
        </table:table-header-rows>
        <table:table-row table:style-name="TableRow180">
          <table:table-cell table:style-name="TableCell181">
            <text:p text:style-name="P182">...</text:p>
          </table:table-cell>
          <table:table-cell table:style-name="TableCell183">
            <text:p text:style-name="P184">À compléter par l'équipe de projet</text:p>
          </table:table-cell>
        </table:table-row>
        <table:table-row table:style-name="TableRow185">
          <table:table-cell table:style-name="TableCell186">
            <text:p text:style-name="P187">...</text:p>
          </table:table-cell>
          <table:table-cell table:style-name="TableCell188">
            <text:p text:style-name="P189">À compléter par l'équipe de projet</text:p>
          </table:table-cell>
        </table:table-row>
      </table:table>
      <text:h text:style-name="Titre2" text:outline-level="2"><text:bookmark-start text:name="_Toc355576881"/>Diagramme des cas d'utilisation<text:bookmark-end text:name="_Toc355576881"/></text:h>
      <text:p text:style-name="P190">À compléter avec un diagramme des cas d’utilisation du système.</text:p>
      <text:h text:style-name="P191" text:outline-level="2"><text:bookmark-start text:name="_Toc1753908825"/>Cas d'utilisation « ... »<text:bookmark-end text:name="_Toc1753908825"/></text:h>
      <text:h text:style-name="P192" text:outline-level="3"><text:bookmark-start text:name="_Toc1621859483"/>Description du cas d’utilisation<text:bookmark-end text:name="_Toc1621859483"/></text:h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header-rows>
          <table:table-row table:style-name="TableRow197">
            <table:table-cell table:style-name="TableCell198">
              <text:p text:style-name="P199">Nom CU: <text:s text:c="2"/>...</text:p>
            </table:table-cell>
            <table:table-cell table:style-name="TableCell200">
              <text:p text:style-name="P201">Référence : CUx</text:p>
            </table:table-cell>
            <table:table-cell table:style-name="TableCell202">
              <text:p text:style-name="P203">Nom</text:p>
            </table:table-cell>
          </table:table-row>
        </table:table-header-rows>
        <table:table-row table:style-name="TableRow204">
          <table:table-cell table:style-name="TableCell205">
            <text:p text:style-name="P206">Pré-condition(s)</text:p>
            <text:p text:style-name="P207">(Liste l'(es) état(s) dans le(s)quel(s) le système peut être avant que ce cas d'utilisation débute)</text:p>
          </table:table-cell>
          <table:table-cell table:style-name="TableCell208" table:number-columns-spanned="2">
            <text:p text:style-name="P209">À compléter par le ou les étudiants en charge du CU</text:p>
            <text:p text:style-name="P210">1.</text:p>
            <text:p text:style-name="P211">2.</text:p>
          </table:table-cell>
          <table:covered-table-cell/>
        </table:table-row>
        <table:table-row table:style-name="TableRow212">
          <table:table-cell table:style-name="TableCell213">
            <text:p text:style-name="P214">Scénario nominal</text:p>
            <text:p text:style-name="P215">(Décrit le déroulement “normal”, sans accroc, du processus)</text:p>
          </table:table-cell>
          <table:table-cell table:style-name="TableCell216" table:number-columns-spanned="2">
            <text:p text:style-name="P217">À compléter par le ou les étudiants en charge du CU</text:p>
            <text:p text:style-name="P218">1.</text:p>
            <text:p text:style-name="P219">2.</text:p>
            <text:p text:style-name="P220">3.</text:p>
          </table:table-cell>
          <table:covered-table-cell/>
        </table:table-row>
        <table:table-row table:style-name="TableRow221">
          <table:table-cell table:style-name="TableCell222">
            <text:p text:style-name="P223">Post-condition(s)</text:p>
            <text:p text:style-name="P224"><text:span text:style-name="T225">(</text:span><text:span text:style-name="T226">Listez l'(es) état(s) dans le(s)quel(s) le système peut être quand le cas d'utilisation se termine)</text:span></text:p>
          </table:table-cell>
          <table:table-cell table:style-name="TableCell227" table:number-columns-spanned="2">
            <text:p text:style-name="P228">À compléter par le ou les étudiants en charge du CU</text:p>
            <text:p text:style-name="P229">1.</text:p>
            <text:p text:style-name="P230">2.</text:p>
          </table:table-cell>
          <table:covered-table-cell/>
        </table:table-row>
      </table:table>
      <text:p text:style-name="P231"/>
      <text:h text:style-name="Titre3" text:outline-level="3"><text:bookmark-start text:name="_Toc1936331549"/>IHM associée au cas d'utilisation (optionnel)<text:bookmark-end text:name="_Toc1936331549"/></text:h>
      <text:p text:style-name="Texte"><text:span text:style-name="T232">Si nécessaire, à compléter avec la présentation des pro</text:span><text:span text:style-name="T233">totypes d'IHM utiles à la compréhension du cas d’utilisation (mode console/graphique).</text:span></text:p>
      <text:p text:style-name="P234"/>
      <text:h text:style-name="Titre3" text:outline-level="3"><text:bookmark-start text:name="_Toc519054149"/>Diagramme temporel du scénario nominal (optionnel)<text:bookmark-end text:name="_Toc519054149"/></text:h>
      <text:p text:style-name="P235">À compléter par le ou les étudiants en charge du cas d'utilisation. Le diagramme temporel pourra être un diagramme de séquence, un diagramme d'activité, un diagramme d'états-transitions.</text:p>
      <text:p text:style-name="P236"/>
      <text:p text:style-name="P237">→ Les autres cas d'utilisation seront à décrire de la même façon par l'équipe de projet.</text:p>
      <text:p text:style-name="P238"/>
      <text:h text:style-name="Titre1" text:outline-level="1"><text:bookmark-start text:name="_Toc1198382930"/>Étude préliminaire<text:bookmark-end text:name="_Toc1198382930"/></text:h>
      <text:p text:style-name="P239">Cette partie sera à adapter en fonction de la nature du projet (développement logiciel, installation/configuration réseau, réalisation matérielle, etc.). Suivant la nature du projet et ses points d’entrée, certains éléments de ce dossier peuvent être présents dans les parties personnelles.</text:p>
      <text:p text:style-name="P240">Pour un développement logiciel, on pourra trouver :</text:p>
      <text:list text:style-name="LFO33" text:continue-numbering="true">
        <text:list-item>
          <text:p text:style-name="P241">La description des paquetages (diagramme de paquetage, bibliothèques utilisées, etc.) ;</text:p>
        </text:list-item>
        <text:list-item>
          <text:p text:style-name="P242">Des diagrammes de classe (classes métiers, classes d’IHM, etc.) ;</text:p>
        </text:list-item>
        <text:list-item>
          <text:p text:style-name="P243">Schémas des bases de données ;</text:p>
        </text:list-item>
        <text:list-item>
          <text:p text:style-name="P244">Outils utilisés ;</text:p>
        </text:list-item>
        <text:list-item>
          <text:p text:style-name="P245">etc.</text:p>
        </text:list-item>
      </text:list>
      <text:p text:style-name="P246">Pour une installation/configuration réseau ou d’un service, on pourra trouver :</text:p>
      <text:list text:style-name="LFO34" text:continue-numbering="true">
        <text:list-item>
          <text:p text:style-name="P247">Schéma réseau (commutateurs, routeurs, vlan, serveurs et services, etc.) ;</text:p>
        </text:list-item>
        <text:list-item>
          <text:p text:style-name="P248">Plan d’adressage ;</text:p>
        </text:list-item>
        <text:list-item>
          <text:p text:style-name="P249">Liste des services à configurer ;</text:p>
        </text:list-item>
        <text:list-item>
          <text:p text:style-name="P250">etc.</text:p>
        </text:list-item>
      </text:list>
      <text:p text:style-name="P251">Pour une réalisation matérielle, on pourra trouver :</text:p>
      <text:list text:style-name="LFO35" text:continue-numbering="true">
        <text:list-item>
          <text:p text:style-name="P252">diagramme de blocs internes ;</text:p>
        </text:list-item>
        <text:list-item>
          <text:p text:style-name="P253">Schémas ;</text:p>
        </text:list-item>
        <text:list-item>
          <text:p text:style-name="P254">Nomenclatures ;</text:p>
        </text:list-item>
        <text:list-item>
          <text:p text:style-name="P255">Outils utilisés ;</text:p>
        </text:list-item>
        <text:list-item>
          <text:p text:style-name="P256">etc.</text:p>
        </text:list-item>
      </text:list>
      <text:h text:style-name="Titre1" text:outline-level="1"><text:bookmark-start text:name="_Toc2024283933"/>Planification<text:bookmark-end text:name="_Toc2024283933"/></text:h>
      <text:p text:style-name="P257">Présenter ici la planification prévisionnelle et réalisée du projet en mettant en évidence les tâches ou fonctions à la charge de chaque étudiant.</text:p>
      <text:h text:style-name="Titre1" text:outline-level="1"><text:bookmark-start text:name="_Toc100583852"/>Recette<text:bookmark-end text:name="_Toc100583852"/></text:h>
      <text:p text:style-name="P258">Présenter ici le prototype final ou la maquette utilisée pour la recette (diagramme UML de déploiement, etc.).</text:p>
      <text:h text:style-name="Titre1" text:outline-level="1"><text:bookmark-start text:name="_Toc446875815"/>Conclusion<text:bookmark-end text:name="_Toc446875815"/></text:h>
      <text:p text:style-name="P259">Conclure par rapport au cahier des charges :</text:p>
      <text:list text:style-name="LFO36" text:continue-numbering="true">
        <text:list-item>
          <text:p text:style-name="P260">Présenter les tests d'intégration (plan, procédures de test et rapports d’exécution).</text:p>
        </text:list-item>
        <text:list-item>
          <text:p text:style-name="P261"><text:span text:style-name="T262">Présenter les procédures de recette et les résultats des essais sur le prototype final ou sur la maquet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937in">
        <style:background-fill draw:fill="solid"/>
      </style:paragraph-properties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1" style:display-name="1 Titre 1" style:family="paragraph" style:parent-style-name="Texte" style:next-style-name="Texte" style:default-outline-level="1">
      <style:paragraph-properties fo:margin-top="0.1965in" fo:margin-bottom="0.0784in"/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 fo:hyphenate="false"/>
    </style:style>
    <style:style style:name="Titre2" style:display-name="2 Titre 2" style:family="paragraph" style:parent-style-name="Texte" style:next-style-name="Texte" style:default-outline-level="2">
      <style:paragraph-properties text:number-lines="false" fo:margin-top="0.118in" fo:margin-bottom="0.0784in"/>
      <style:text-properties fo:font-weight="bold" style:font-weight-asian="bold" fo:color="#008000" fo:font-size="13pt" style:font-size-asian="13pt" style:text-underline-type="single" style:text-underline-style="solid" style:text-underline-width="auto" style:text-underline-mode="continuous" fo:hyphenate="false"/>
    </style:style>
    <style:style style:name="Titre3" style:display-name="3 Titre 3" style:family="paragraph" style:parent-style-name="Texte" style:next-style-name="Texte" style:default-outline-level="3">
      <style:paragraph-properties fo:margin-top="0.0784in" fo:margin-bottom="0in"/>
      <style:text-properties fo:font-weight="bold" style:font-weight-asian="bold" fo:color="#0000FF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Titre10" style:display-name="Titre 1" style:family="paragraph" style:parent-style-name="Standard" style:next-style-name="Texte" style:default-outline-level="1">
      <style:paragraph-properties fo:margin-top="0.5in" fo:margin-bottom="0.1666in" fo:margin-left="0.3937in" fo:text-indent="-0.3937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FFFF00" fo:font-size="15pt" style:font-size-asian="15pt" style:text-underline-type="single" style:text-underline-style="solid" style:text-underline-width="auto" style:text-underline-mode="continuous" fo:hyphenate="false"/>
    </style:style>
    <style:style style:name="Titre20" style:display-name="Titre 2" style:family="paragraph" style:parent-style-name="Standard" style:next-style-name="Standard" style:default-outline-level="2">
      <style:paragraph-properties fo:margin-top="0.1666in" fo:margin-bottom="0.0416in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00" fo:font-size="14pt" style:font-size-asian="14pt" style:text-underline-type="single" style:text-underline-style="solid" style:text-underline-width="auto" style:text-underline-mode="continuous" fo:hyphenate="false"/>
    </style:style>
    <style:style style:name="Titre30" style:display-name="Titre 3" style:family="paragraph" style:parent-style-name="Standard" style:next-style-name="Standard" style:default-outline-level="3">
      <style:paragraph-properties fo:margin-top="0.0833in" fo:margin-bottom="0.0416in" fo:margin-left="0.5909in" fo:text-indent="-0.5909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FF" fo:font-size="13pt" style:font-size-asian="13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top="0.0833in" fo:margin-bottom="0.0416in" fo:margin-left="0.7875in" fo:text-indent="-0.7875in">
        <style:tab-stops>
          <style:tab-stop style:type="left" style:position="0in"/>
        </style:tab-stops>
      </style:paragraph-properties>
      <style:text-properties fo:font-weight="bold" style:font-weight-asian="bold" fo:font-variant="small-caps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 Narrow" fo:font-size="10pt" style:font-size-asian="10pt" fo:hyphenate="false"/>
    </style:style>
    <style:style style:name="Textbody" style:display-name="Text body" style:family="paragraph" style:parent-style-name="Standard">
      <style:paragraph-properties fo:margin-bottom="0.043in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Standard">
      <style:paragraph-properties fo:text-indent="0.098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fo:hyphenate="false"/>
    </style:style>
    <style:style style:name="Liste" style:display-name="Liste" style:family="paragraph" style:parent-style-name="Textbody">
      <style:text-properties fo:hyphenate="false"/>
    </style:style>
    <style:style style:name="Numbering1Start" style:display-name="Numbering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Numbering1End" style:display-name="Numbering 1 End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Numbering1Cont." style:display-name="Numbering 1 Cont.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Numbering2" style:display-name="Numbering 2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Numbering2End" style:display-name="Numbering 2 End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Numbering2Cont." style:display-name="Numbering 2 Cont.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Numbering3Start" style:display-name="Numbering 3 Start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Numbering3" style:display-name="Numbering 3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Numbering3Cont." style:display-name="Numbering 3 Cont.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Numbering4" style:display-name="Numbering 4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Numbering5Cont." style:display-name="Numbering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Liste2" style:display-name="Liste 2" style:family="paragraph" style:parent-style-name="Liste">
      <style:paragraph-properties fo:margin-bottom="0.0833in" fo:margin-left="0.3937in" fo:text-indent="-0.1965in">
        <style:tab-stops/>
      </style:paragraph-properties>
      <style:text-properties fo:hyphenate="false"/>
    </style:style>
    <style:style style:name="List5Start" style:display-name="List 5 Start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Liste" style:list-style-name="List50">
      <style:paragraph-properties fo:margin-bottom="0.0833in"/>
      <style:text-properties fo:hyphenate="false"/>
    </style:style>
    <style:style style:name="List5End" style:display-name="List 5 End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List5Cont." style:display-name="List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>
      <style:paragraph-properties fo:text-align="center" fo:margin-bottom="0.0833in"/>
      <style:text-properties fo:font-style="italic" style:font-style-asian="italic" fo:color="#FF00FF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able" style:display-name="Table" style:family="paragraph" style:parent-style-name="Légende">
      <style:text-properties fo:hyphenate="false"/>
    </style:style>
    <style:style style:name="Text" style:display-name="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text-properties fo:font-weight="bold" style:font-weight-asian="bold" fo:font-size="16pt" style:font-size-asian="16pt" fo:hyphenate="false"/>
    </style:style>
    <style:style style:name="Contents1" style:display-name="Contents 1" style:family="paragraph" style:parent-style-name="Pieddepage" style:next-style-name="Standard">
      <style:paragraph-properties fo:margin-top="0.0833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text-transform="uppercase" fo:color="#FF0000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2951in">
        <style:tab-stops>
          <style:tab-stop style:type="left" style:position="0.2048in"/>
          <style:tab-stop style:type="left" style:position="0.3944in"/>
          <style:tab-stop style:type="right" style:leader-style="solid" style:leader-text="_" style:position="7.4805in"/>
        </style:tab-stops>
      </style:paragraph-properties>
      <style:text-properties fo:font-weight="bold" style:font-weight-asian="bold" fo:font-variant="small-caps" fo:color="#008000" fo:hyphenate="false"/>
    </style:style>
    <style:style style:name="Contents3" style:display-name="Contents 3" style:family="paragraph" style:parent-style-name="Standard" style:next-style-name="Standard">
      <style:paragraph-properties fo:margin-left="0.6888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color="#0000FF" fo:hyphenate="false"/>
    </style:style>
    <style:style style:name="Contents4" style:display-name="Contents 4" style:family="paragraph" style:parent-style-name="Standard" style:next-style-name="Standard">
      <style:paragraph-properties fo:margin-left="1.1812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color="#FF00FF" fo:hyphenate="false"/>
    </style:style>
    <style:style style:name="Contents5" style:display-name="Contents 5" style:family="paragraph" style:parent-style-name="Standard" style:next-style-name="Standard">
      <style:paragraph-properties fo:margin-left="1.575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Contents6" style:display-name="Contents 6" style:family="paragraph" style:parent-style-name="Standard" style:next-style-name="Standard">
      <style:paragraph-properties fo:margin-left="1.8701in">
        <style:tab-stops>
          <style:tab-stop style:type="left" style:position="0.8861in"/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Titre10">
      <style:paragraph-properties fo:break-before="page" fo:text-align="center" fo:margin-top="0.1666in" fo:margin-bottom="0.1666in"/>
      <style:text-properties fo:font-weight="bold" style:font-weight-asian="bold" fo:text-transform="uppercase" fo:color="#FF0000" fo:font-size="20pt" style:font-size-asian="20pt" style:text-underline-type="double" style:text-underline-style="solid" style:text-underline-width="auto" style:text-underline-mode="continuous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Algorithme" style:display-name="6 Algorithme" style:family="paragraph" style:parent-style-name="Texte">
      <style:paragraph-properties fo:margin-top="0in" fo:margin-bottom="0in">
        <style:tab-stops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2in"/>
          <style:tab-stop style:type="left" style:position="2.3625in"/>
          <style:tab-stop style:type="left" style:position="2.559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3.543in"/>
          <style:tab-stop style:type="left" style:position="3.7402in"/>
          <style:tab-stop style:type="left" style:position="3.9375in"/>
          <style:tab-stop style:type="left" style:position="4.134in"/>
          <style:tab-stop style:type="left" style:position="4.3305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in"/>
          <style:tab-stop style:type="left" style:position="5.3152in"/>
          <style:tab-stop style:type="left" style:position="5.5125in"/>
          <style:tab-stop style:type="left" style:position="5.7083in"/>
          <style:tab-stop style:type="left" style:position="5.9055in"/>
          <style:tab-stop style:type="left" style:position="6.102in"/>
          <style:tab-stop style:type="right" style:position="6.2993in"/>
          <style:tab-stop style:type="right" style:position="6.4958in"/>
        </style:tab-stops>
      </style:paragraph-properties>
      <style:text-properties style:font-name="Courier New" fo:color="#0000FF" fo:letter-spacing="-0.0138in" fo:font-size="11pt" style:font-size-asian="11pt" fo:hyphenate="false"/>
    </style:style>
    <style:style style:name="Remarque" style:display-name="7 Remarque" style:family="paragraph" style:parent-style-name="Texte">
      <style:paragraph-properties fo:border="0.0104in double #FF00FF" style:border-line-width="0.0034in 0.0034in 0.0034in" fo:padding="0.0833in" style:shadow="none" fo:margin-top="0.118in" fo:margin-bottom="0.118in" fo:margin-left="0.0784in" fo:margin-right="0.0784in">
        <style:tab-stops/>
      </style:paragraph-properties>
      <style:text-properties fo:color="#FF00FF" fo:hyphenate="false"/>
    </style:style>
    <style:style style:name="Question" style:display-name="8 Question" style:family="paragraph" style:parent-style-name="Texte" style:next-style-name="BRéponse" style:list-style-name="PuceQuestion">
      <style:paragraph-properties fo:keep-together="always" fo:margin-top="0.0784in" fo:margin-bottom="0.0784in"/>
      <style:text-properties fo:color="#008000" fo:font-size="12pt" style:font-size-asian="12pt" fo:hyphenate="false"/>
    </style:style>
    <style:style style:name="Enumération" style:display-name="9 Enumération" style:family="paragraph" style:parent-style-name="Texte" style:list-style-name="PuceEnumération">
      <style:paragraph-properties text:number-lines="false" fo:margin-top="0in" fo:margin-bottom="0in"/>
      <style:text-properties fo:hyphenate="false"/>
    </style:style>
    <style:style style:name="AImage" style:display-name="A Image" style:family="paragraph" style:parent-style-name="Texte" style:next-style-name="CLégende">
      <style:paragraph-properties fo:text-align="center" fo:margin-top="0.0784in" fo:margin-bottom="0in"/>
      <style:text-properties fo:hyphenate="false"/>
    </style:style>
    <style:style style:name="Texte" style:display-name="5 Texte" style:family="paragraph" style:parent-style-name="Standard">
      <style:paragraph-properties fo:margin-top="0.0395in" fo:margin-bottom="0.0395in"/>
      <style:text-properties fo:hyphenate="false"/>
    </style:style>
    <style:style style:name="Titre40" style:display-name="4 Titre 4" style:family="paragraph" style:parent-style-name="Texte" style:next-style-name="Texte">
      <style:paragraph-properties fo:margin-top="0in"/>
      <style:text-properties fo:font-weight="bold" style:font-weight-asian="bold" fo:text-transform="uppercase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0" style:display-name="5 Titre 5" style:family="paragraph" style:parent-style-name="Texte" style:next-style-name="Texte">
      <style:paragraph-properties fo:margin-top="0in" fo:margin-bottom="0in"/>
      <style:text-properties fo:font-weight="bold" style:font-weight-asian="bold" fo:text-transform="uppercase" fo:color="#804C19" style:text-underline-type="single" style:text-underline-style="solid" style:text-underline-width="auto" style:text-underline-mode="continuous" fo:hyphenate="false"/>
    </style:style>
    <style:style style:name="BRéponse" style:display-name="B Réponse" style:family="paragraph" style:parent-style-name="Texte">
      <style:paragraph-properties fo:margin-top="0in" fo:margin-bottom="0in">
        <style:tab-stops>
          <style:tab-stop style:type="right" style:leader-style="dotted" style:leader-text="." style:position="7.0868in"/>
        </style:tab-stops>
      </style:paragraph-properties>
      <style:text-properties style:font-name="Technical" fo:color="#FF0000" fo:hyphenate="false"/>
    </style:style>
    <style:style style:name="CLégende" style:display-name="C Légende" style:family="paragraph" style:parent-style-name="Texte" style:next-style-name="Texte">
      <style:paragraph-properties fo:text-align="center" fo:margin-top="0in" fo:margin-bottom="0.0784in"/>
      <style:text-properties fo:font-style="italic" style:font-style-asian="italic" fo:color="#FF00FF" style:text-underline-type="single" style:text-underline-style="solid" style:text-underline-width="auto" style:text-underline-mode="continuous" fo:hyphenate="false"/>
    </style:style>
    <style:style style:name="Votretravail" style:display-name="Votre travail" style:family="paragraph" style:parent-style-name="Standard" style:list-style-name="WW8Num6">
      <style:text-properties fo:hyphenate="false"/>
    </style:style>
    <style:style style:name="Exercice" style:display-name="Exercice" style:family="paragraph" style:parent-style-name="Standard">
      <style:text-properties fo:font-weight="bold" style:font-weight-asian="bold" fo:text-transform="uppercase" fo:letter-spacing="0.0555in" fo:font-size="18pt" style:font-size-asian="18pt" fo:background-color="#C0C0C0" style:text-underline-type="double" style:text-underline-style="wave" style:text-underline-width="auto" style:text-underline-mode="continuous" fo:hyphenate="false"/>
    </style:style>
    <style:style style:name="WW-Textebrut" style:display-name="WW-Texte brut" style:family="paragraph" style:parent-style-name="Standard">
      <style:paragraph-properties fo:text-indent="0.0006in"/>
      <style:text-properties fo:hyphenate="false"/>
    </style:style>
    <style:style style:name="lignedecode" style:display-name="ligne de code" style:family="paragraph" style:parent-style-name="PreformattedText">
      <style:paragraph-properties fo:border="0.0034in solid #000000" fo:padding="0.0138in" style:shadow="#000000 0.0034in 0.0034in" fo:margin-left="0.4923in">
        <style:tab-stops/>
      </style:paragraph-properties>
      <style:text-properties fo:hyphenate="false"/>
    </style:style>
    <style:style style:name="Tâcheàeffectuer" style:display-name="Tâche à effectuer" style:family="paragraph" style:parent-style-name="Textbody">
      <style:paragraph-properties fo:margin-bottom="0.0194in" fo:margin-left="0.8722in" fo:text-indent="-0.4847in">
        <style:tab-stops>
          <style:tab-stop style:type="left" style:position="0.1819in"/>
        </style:tab-stops>
      </style:paragraph-properties>
      <style:text-properties fo:hyphenate="false"/>
    </style:style>
    <style:style style:name="Règle" style:display-name="Règle" style:family="paragraph" style:parent-style-name="Standard">
      <style:paragraph-properties fo:margin-left="0.4923in" fo:text-indent="-0.4923in">
        <style:tab-stops/>
      </style:paragraph-properties>
      <style:text-properties fo:hyphenate="false"/>
    </style:style>
    <style:style style:name="Code" style:display-name="Code" style:family="paragraph" style:parent-style-name="Règle">
      <style:paragraph-properties fo:text-indent="0in"/>
      <style:text-properties style:font-name="Courier New" fo:hyphenate="false"/>
    </style:style>
    <style:style style:name="WW-Commentaire" style:display-name="WW-Commentaire" style:family="paragraph" style:parent-style-name="Standard">
      <style:text-properties fo:hyphenate="false"/>
    </style:style>
    <style:style style:name="WW-Corpsdetexte2" style:display-name="WW-Corps de texte 2" style:family="paragraph" style:parent-style-name="Standard">
      <style:paragraph-properties>
        <style:tab-stops>
          <style:tab-stop style:type="right" style:position="3.3472in"/>
        </style:tab-stops>
      </style:paragraph-properties>
      <style:text-properties fo:hyphenate="false"/>
    </style:style>
    <style:style style:name="ZmodTrame" style:display-name="ZmodTrame" style:family="paragraph">
      <style:paragraph-properties fo:widows="2" fo:orphans="2"/>
      <style:text-properties style:font-name="Arial" style:font-name-asian="Times New Roman" style:font-name-complex="Times New Roman" style:use-window-font-color="true" fo:font-size="10pt" style:font-size-asian="10pt" style:font-size-complex="10pt" style:language-complex="ar" style:country-complex="SA" fo:hyphenate="false"/>
    </style:style>
    <style:style style:name="ZmodHautRéfDate" style:display-name="ZmodHautRéfDate" style:family="paragraph" style:parent-style-name="ZmodTrame">
      <style:paragraph-properties fo:text-align="center"/>
      <style:text-properties fo:font-weight="bold" style:font-weight-asian="bold" style:text-position="-10% 100%" fo:hyphenate="false"/>
    </style:style>
    <style:style style:name="usecase" style:display-name="usecase" style:family="paragraph" style:parent-style-name="Standard">
      <style:paragraph-properties fo:text-align="start" fo:margin-bottom="0.0416in"/>
      <style:text-properties style:font-name="FuturaA Bk BT" fo:hyphenate="false"/>
    </style:style>
    <style:style style:name="FootnoteSymbol" style:display-name="Footnote Symbol" style:family="text"/>
    <style:style style:name="Numérodepage" style:display-name="Numéro de page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fo:font-size="9pt" style:font-size-asian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EndnoteSymbol" style:display-name="Endnote Symbol" style:family="text"/>
    <style:style style:name="Linenumbering" style:display-name="Line numbering" style:family="text"/>
    <style:style style:name="Accentuation" style:display-name="Accentuation" style:family="text">
      <style:text-properties fo:font-style="italic" style:font-style-asian="italic"/>
    </style:style>
    <style:style style:name="StrongEmphasis" style:display-name="Strong Emphasis" style:family="text">
      <style:text-properties fo:font-weight="bold" style:font-weight-asian="bold"/>
    </style:style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ourier New"/>
    </style:style>
    <style:style style:name="CaractèreQuestion" style:display-name="8 Caractère Question" style:family="text">
      <style:text-properties style:font-name="Wingdings" style:text-position="0% 100%" fo:font-size="20pt" style:font-size-asian="20pt" fo:background-color="transparent"/>
    </style:style>
    <style:style style:name="CaractèreEnumération" style:display-name="9 Caractère Enumération" style:family="text">
      <style:text-properties style:font-name="Wingdings" fo:font-size="16pt" style:font-size-asian="16pt" fo:background-color="transparent"/>
    </style:style>
    <style:style style:name="Normal1" style:display-name="Normal1" style:family="text">
      <style:text-properties fo:language="fr" fo:country="FR"/>
    </style:style>
    <style:style style:name="WW8Num6z0" style:display-name="WW8Num6z0" style:family="text">
      <style:text-properties style:font-name="Wingdings 3" fo:font-weight="normal" style:font-weight-asian="normal" fo:font-style="normal" style:font-style-asian="normal" fo:font-size="16pt" style:font-size-asian="16pt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-Policepardéfaut" style:display-name="WW-Police par défaut" style:family="text"/>
    <style:style style:name="WW-Marquedecommentaire" style:display-name="WW-Marque de commentaire" style:family="text" style:parent-style-name="WW-Policepardéfaut">
      <style:text-properties fo:font-size="8pt" style:font-size-asian="8pt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Courier New"/>
    </style:style>
    <style:style style:name="WW8Num21z2" style:display-name="WW8Num21z2" style:family="text">
      <style:text-properties style:font-name="Wingdings"/>
    </style:style>
    <style:style style:name="WW8Num41z0" style:display-name="WW8Num41z0" style:family="text">
      <style:text-properties style:font-name="Symbol"/>
    </style:style>
    <style:style style:name="WW8Num41z1" style:display-name="WW8Num41z1" style:family="text">
      <style:text-properties style:font-name="Courier New"/>
    </style:style>
    <style:style style:name="WW8Num41z2" style:display-name="WW8Num41z2" style:family="text">
      <style:text-properties style:font-name="Wingdings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Times New Roman" style:font-name-asian="Times New Roman" style:font-name-complex="Times New Roman"/>
    </style:style>
    <style:style style:name="WW8Num10z2" style:display-name="WW8Num10z2" style:family="text">
      <style:text-properties style:font-name="Wingdings"/>
    </style:style>
    <style:style style:name="WW8Num10z4" style:display-name="WW8Num10z4" style:family="text">
      <style:text-properties style:font-name="Courier New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28z1" style:display-name="WW8Num28z1" style:family="text">
      <style:text-properties style:font-name="Courier New"/>
    </style:style>
    <style:style style:name="WW8Num28z2" style:display-name="WW8Num28z2" style:family="text">
      <style:text-properties style:font-name="Times New Roman" style:font-name-asian="Times New Roman" style:font-name-complex="Times New Roman"/>
    </style:style>
    <style:style style:name="WW8Num28z5" style:display-name="WW8Num28z5" style:family="text">
      <style:text-properties style:font-name="Wingdings"/>
    </style:style>
    <style:style style:name="WW8Num42z0" style:display-name="WW8Num42z0" style:family="text">
      <style:text-properties style:font-name="Symbol"/>
    </style:style>
    <style:style style:name="WW8Num42z1" style:display-name="WW8Num42z1" style:family="text">
      <style:text-properties style:font-name="Courier New"/>
    </style:style>
    <style:style style:name="WW8Num42z2" style:display-name="WW8Num42z2" style:family="text">
      <style:text-properties style:font-name="Wingdings"/>
    </style:style>
    <style:style style:name="WW8Num40z0" style:display-name="WW8Num40z0" style:family="text">
      <style:text-properties style:font-name="Symbol"/>
    </style:style>
    <style:style style:name="WW8Num40z1" style:display-name="WW8Num40z1" style:family="text">
      <style:text-properties style:font-name="Courier New"/>
    </style:style>
    <style:style style:name="WW8Num40z2" style:display-name="WW8Num4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/>
    </style:style>
    <style:style style:name="WW8Num31z2" style:display-name="WW8Num31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TM1" style:display-name="TM 1" style:family="paragraph" style:parent-style-name="Normal" style:next-style-name="Normal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M2" style:display-name="TM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text:list-style style:name="WW_OutlineListStyle_3" style:display-name="WW_OutlineListStyle_3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_1" style:display-name="Numbering 1_1">
      <text:list-level-style-number text:level="1" style:num-suffix="." style:num-list-format-name="NLF2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." style:num-list-format-name="NLF2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prefix="." style:num-list-format-name="NLF2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prefix="." style:num-list-format-name="NLF2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prefix="." style:num-list-format-name="NLF2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prefix="." style:num-list-format-name="NLF2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prefix="." style:num-list-format-name="NLF2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prefix="." style:num-list-format-name="NLF2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prefix="." style:num-list-format-name="NLF2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text:list-style style:name="Numbering2_1" style:display-name="Numbering 2_1">
      <text:list-level-style-number text:level="1" style:num-list-format-name="NLF3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list-format-name="NLF3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list-format-name="NLF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list-format-name="NLF3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list-format-name="NLF3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list-format-name="NLF3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list-format-name="NLF3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list-format-name="NLF3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list-format-name="NLF3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_1" style:display-name="Numbering 3_1">
      <text:list-level-style-number text:level="1" style:num-list-format-name="NLF3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list-format-name="NLF3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list-format-name="NLF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list-format-name="NLF3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list-format-name="NLF3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list-format-name="NLF3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list-format-name="NLF3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list-format-name="NLF3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list-format-name="NLF3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_1" style:display-name="Numbering 4_1">
      <text:list-level-style-number text:level="1" style:num-suffix="." style:num-list-format-name="NLF2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." style:num-list-format-name="NLF2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." style:num-list-format-name="NLF2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." style:num-list-format-name="NLF2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." style:num-list-format-name="NLF2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." style:num-list-format-name="NLF2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." style:num-list-format-name="NLF2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." style:num-list-format-name="NLF2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." style:num-list-format-name="NLF2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1LVL4" style:family="text">
      <style:text-properties style:font-name="StarSymbol"/>
    </style:style>
    <style:style style:name="WW_CharLFO11LVL5" style:family="text">
      <style:text-properties style:font-name="StarSymbol"/>
    </style:style>
    <style:style style:name="WW_CharLFO11LVL6" style:family="text">
      <style:text-properties style:font-name="StarSymbol"/>
    </style:style>
    <style:style style:name="WW_CharLFO11LVL7" style:family="text">
      <style:text-properties style:font-name="StarSymbol"/>
    </style:style>
    <style:style style:name="WW_CharLFO11LVL8" style:family="text">
      <style:text-properties style:font-name="StarSymbol"/>
    </style:style>
    <style:style style:name="WW_CharLFO11LVL9" style:family="text">
      <style:text-properties style:font-name="StarSymbol"/>
    </style:style>
    <text:list-style style:name="Numbering5" style:display-name="Numbering 5">
      <text:list-level-style-number text:level="1" style:num-suffix="." style:num-list-format-name="NLF4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list-format-name="NLF4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prefix=")" style:num-list-format-name="NLF4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1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12LVL1" style:family="text">
      <style:text-properties style:font-name="StarSymbol"/>
    </style:style>
    <style:style style:name="WW_CharLFO12LVL2" style:family="text">
      <style:text-properties style:font-name="StarSymbol"/>
    </style:style>
    <style:style style:name="WW_CharLFO12LVL3" style:family="text">
      <style:text-properties style:font-name="StarSymbol"/>
    </style:style>
    <style:style style:name="WW_CharLFO12LVL4" style:family="text">
      <style:text-properties style:font-name="StarSymbol"/>
    </style:style>
    <style:style style:name="WW_CharLFO12LVL5" style:family="text">
      <style:text-properties style:font-name="StarSymbol"/>
    </style:style>
    <style:style style:name="WW_CharLFO12LVL6" style:family="text">
      <style:text-properties style:font-name="StarSymbol"/>
    </style:style>
    <style:style style:name="WW_CharLFO12LVL7" style:family="text">
      <style:text-properties style:font-name="StarSymbol"/>
    </style:style>
    <style:style style:name="WW_CharLFO12LVL8" style:family="text">
      <style:text-properties style:font-name="StarSymbol"/>
    </style:style>
    <style:style style:name="WW_CharLFO12LVL9" style:family="text">
      <style:text-properties style:font-name="StarSymbol"/>
    </style:style>
    <text:list-style style:name="List1" style:display-name="List 1">
      <text:list-level-style-bullet text:level="1" text:style-name="WW_CharLFO12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12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WW_CharLFO13LVL1" style:family="text">
      <style:text-properties style:font-name="StarSymbol"/>
    </style:style>
    <style:style style:name="WW_CharLFO13LVL2" style:family="text">
      <style:text-properties style:font-name="StarSymbol"/>
    </style:style>
    <style:style style:name="WW_CharLFO13LVL3" style:family="text">
      <style:text-properties style:font-name="StarSymbol"/>
    </style:style>
    <style:style style:name="WW_CharLFO13LVL4" style:family="text">
      <style:text-properties style:font-name="StarSymbol"/>
    </style:style>
    <style:style style:name="WW_CharLFO13LVL5" style:family="text">
      <style:text-properties style:font-name="StarSymbol"/>
    </style:style>
    <style:style style:name="WW_CharLFO13LVL6" style:family="text">
      <style:text-properties style:font-name="StarSymbol"/>
    </style:style>
    <style:style style:name="WW_CharLFO13LVL7" style:family="text">
      <style:text-properties style:font-name="StarSymbol"/>
    </style:style>
    <style:style style:name="WW_CharLFO13LVL8" style:family="text">
      <style:text-properties style:font-name="StarSymbol"/>
    </style:style>
    <style:style style:name="WW_CharLFO13LVL9" style:family="text">
      <style:text-properties style:font-name="StarSymbol"/>
    </style:style>
    <text:list-style style:name="List20" style:display-name="List 20">
      <text:list-level-style-bullet text:level="1" text:style-name="WW_CharLFO13LVL1" text:bullet-char="–">
        <style:list-level-properties text:space-before="0in" text:min-label-width="0.1166in" text:list-level-position-and-space-mode="label-alignment">
          <style:list-level-label-alignment text:label-followed-by="listtab" fo:margin-left="0.1166in" fo:text-indent="-0.1166in"/>
        </style:list-level-properties>
        <style:text-properties style:font-name="StarSymbol"/>
      </text:list-level-style-bullet>
      <text:list-level-style-bullet text:level="2" text:style-name="WW_CharLFO13LVL2" text:bullet-char="–">
        <style:list-level-properties text:space-before="0.1166in" text:min-label-width="0.1166in" text:list-level-position-and-space-mode="label-alignment">
          <style:list-level-label-alignment text:label-followed-by="listtab" fo:margin-left="0.2333in" fo:text-indent="-0.1166in"/>
        </style:list-level-properties>
        <style:text-properties style:font-name="StarSymbol"/>
      </text:list-level-style-bullet>
      <text:list-level-style-bullet text:level="3" text:style-name="WW_CharLFO13LVL3" text:bullet-char="–">
        <style:list-level-properties text:space-before="0.2333in" text:min-label-width="0.1166in" text:list-level-position-and-space-mode="label-alignment">
          <style:list-level-label-alignment text:label-followed-by="listtab" fo:margin-left="0.35in" fo:text-indent="-0.1166in"/>
        </style:list-level-properties>
        <style:text-properties style:font-name="StarSymbol"/>
      </text:list-level-style-bullet>
      <text:list-level-style-bullet text:level="4" text:style-name="WW_CharLFO13LVL4" text:bullet-char="–">
        <style:list-level-properties text:space-before="0.35in" text:min-label-width="0.1166in" text:list-level-position-and-space-mode="label-alignment">
          <style:list-level-label-alignment text:label-followed-by="listtab" fo:margin-left="0.4666in" fo:text-indent="-0.1166in"/>
        </style:list-level-properties>
        <style:text-properties style:font-name="StarSymbol"/>
      </text:list-level-style-bullet>
      <text:list-level-style-bullet text:level="5" text:style-name="WW_CharLFO13LVL5" text:bullet-char="–">
        <style:list-level-properties text:space-before="0.4666in" text:min-label-width="0.1166in" text:list-level-position-and-space-mode="label-alignment">
          <style:list-level-label-alignment text:label-followed-by="listtab" fo:margin-left="0.5833in" fo:text-indent="-0.1166in"/>
        </style:list-level-properties>
        <style:text-properties style:font-name="StarSymbol"/>
      </text:list-level-style-bullet>
      <text:list-level-style-bullet text:level="6" text:style-name="WW_CharLFO13LVL6" text:bullet-char="–">
        <style:list-level-properties text:space-before="0.5833in" text:min-label-width="0.1166in" text:list-level-position-and-space-mode="label-alignment">
          <style:list-level-label-alignment text:label-followed-by="listtab" fo:margin-left="0.7in" fo:text-indent="-0.1166in"/>
        </style:list-level-properties>
        <style:text-properties style:font-name="StarSymbol"/>
      </text:list-level-style-bullet>
      <text:list-level-style-bullet text:level="7" text:style-name="WW_CharLFO13LVL7" text:bullet-char="–">
        <style:list-level-properties text:space-before="0.7in" text:min-label-width="0.1166in" text:list-level-position-and-space-mode="label-alignment">
          <style:list-level-label-alignment text:label-followed-by="listtab" fo:margin-left="0.8166in" fo:text-indent="-0.1166in"/>
        </style:list-level-properties>
        <style:text-properties style:font-name="StarSymbol"/>
      </text:list-level-style-bullet>
      <text:list-level-style-bullet text:level="8" text:style-name="WW_CharLFO13LVL8" text:bullet-char="–">
        <style:list-level-properties text:space-before="0.8166in" text:min-label-width="0.1166in" text:list-level-position-and-space-mode="label-alignment">
          <style:list-level-label-alignment text:label-followed-by="listtab" fo:margin-left="0.9333in" fo:text-indent="-0.1166in"/>
        </style:list-level-properties>
        <style:text-properties style:font-name="StarSymbol"/>
      </text:list-level-style-bullet>
      <text:list-level-style-bullet text:level="9" text:style-name="WW_CharLFO13LVL9" text:bullet-char="–">
        <style:list-level-properties text:space-before="0.9333in" text:min-label-width="0.1166in" text:list-level-position-and-space-mode="label-alignment">
          <style:list-level-label-alignment text:label-followed-by="listtab" fo:margin-left="1.05in" fo:text-indent="-0.1166in"/>
        </style:list-level-properties>
        <style:text-properties style:font-name="StarSymbol"/>
      </text:list-level-style-bullet>
    </text:list-style>
    <style:style style:name="WW_CharLFO14LVL1" style:family="text">
      <style:text-properties style:font-name="StarSymbol"/>
    </style:style>
    <style:style style:name="WW_CharLFO14LVL2" style:family="text">
      <style:text-properties style:font-name="StarSymbol"/>
    </style:style>
    <style:style style:name="WW_CharLFO14LVL3" style:family="text">
      <style:text-properties style:font-name="StarSymbol"/>
    </style:style>
    <style:style style:name="WW_CharLFO14LVL4" style:family="text">
      <style:text-properties style:font-name="StarSymbol"/>
    </style:style>
    <style:style style:name="WW_CharLFO14LVL5" style:family="text">
      <style:text-properties style:font-name="StarSymbol"/>
    </style:style>
    <style:style style:name="WW_CharLFO14LVL6" style:family="text">
      <style:text-properties style:font-name="StarSymbol"/>
    </style:style>
    <style:style style:name="WW_CharLFO14LVL7" style:family="text">
      <style:text-properties style:font-name="StarSymbol"/>
    </style:style>
    <style:style style:name="WW_CharLFO14LVL8" style:family="text">
      <style:text-properties style:font-name="StarSymbol"/>
    </style:style>
    <style:style style:name="WW_CharLFO14LVL9" style:family="text">
      <style:text-properties style:font-name="StarSymbol"/>
    </style:style>
    <text:list-style style:name="Liste31" style:display-name="Liste 31">
      <text:list-level-style-bullet text:level="1" text:style-name="WW_CharLFO14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14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14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14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14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14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14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14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14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15LVL1" style:family="text">
      <style:text-properties style:font-name="Wingdings" fo:font-size="9pt" style:font-size-asian="9pt"/>
    </style:style>
    <style:style style:name="WW_CharLFO15LVL2" style:family="text">
      <style:text-properties style:font-name="Wingdings" fo:font-size="9pt" style:font-size-asian="9pt"/>
    </style:style>
    <style:style style:name="WW_CharLFO15LVL3" style:family="text">
      <style:text-properties style:font-name="Wingdings" fo:font-size="9pt" style:font-size-asian="9pt"/>
    </style:style>
    <style:style style:name="WW_CharLFO15LVL4" style:family="text">
      <style:text-properties style:font-name="Wingdings" fo:font-size="9pt" style:font-size-asian="9pt"/>
    </style:style>
    <style:style style:name="WW_CharLFO15LVL5" style:family="text">
      <style:text-properties style:font-name="Wingdings" fo:font-size="9pt" style:font-size-asian="9pt"/>
    </style:style>
    <style:style style:name="WW_CharLFO15LVL6" style:family="text">
      <style:text-properties style:font-name="Wingdings" fo:font-size="9pt" style:font-size-asian="9pt"/>
    </style:style>
    <style:style style:name="WW_CharLFO15LVL7" style:family="text">
      <style:text-properties style:font-name="Wingdings" fo:font-size="9pt" style:font-size-asian="9pt"/>
    </style:style>
    <style:style style:name="WW_CharLFO15LVL8" style:family="text">
      <style:text-properties style:font-name="Wingdings" fo:font-size="9pt" style:font-size-asian="9pt"/>
    </style:style>
    <style:style style:name="WW_CharLFO15LVL9" style:family="text">
      <style:text-properties style:font-name="Wingdings" fo:font-size="9pt" style:font-size-asian="9pt"/>
    </style:style>
    <text:list-style style:name="Liste41" style:display-name="Liste 41">
      <text:list-level-style-bullet text:level="1" text:style-name="WW_CharLFO15LVL1" text:bullet-char="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bullet text:level="2" text:style-name="WW_CharLFO15LVL2" text:bullet-char="">
        <style:list-level-properties text:space-before="0.5555in" text:min-label-width="0.1965in" text:list-level-position-and-space-mode="label-alignment">
          <style:list-level-label-alignment text:label-followed-by="listtab" fo:margin-left="0.752in" fo:text-indent="-0.1965in"/>
        </style:list-level-properties>
        <style:text-properties style:font-name="Wingdings"/>
      </text:list-level-style-bullet>
      <text:list-level-style-bullet text:level="3" text:style-name="WW_CharLFO15LVL3" text:bullet-char="">
        <style:list-level-properties text:space-before="1.1111in" text:min-label-width="0.1965in" text:list-level-position-and-space-mode="label-alignment">
          <style:list-level-label-alignment text:label-followed-by="listtab" fo:margin-left="1.3076in" fo:text-indent="-0.1965in"/>
        </style:list-level-properties>
        <style:text-properties style:font-name="Wingdings"/>
      </text:list-level-style-bullet>
      <text:list-level-style-bullet text:level="4" text:style-name="WW_CharLFO15LVL4" text:bullet-char="">
        <style:list-level-properties text:space-before="1.6666in" text:min-label-width="0.1965in" text:list-level-position-and-space-mode="label-alignment">
          <style:list-level-label-alignment text:label-followed-by="listtab" fo:margin-left="1.8631in" fo:text-indent="-0.1965in"/>
        </style:list-level-properties>
        <style:text-properties style:font-name="Wingdings"/>
      </text:list-level-style-bullet>
      <text:list-level-style-bullet text:level="5" text:style-name="WW_CharLFO15LVL5" text:bullet-char="">
        <style:list-level-properties text:space-before="2.2222in" text:min-label-width="0.1965in" text:list-level-position-and-space-mode="label-alignment">
          <style:list-level-label-alignment text:label-followed-by="listtab" fo:margin-left="2.4187in" fo:text-indent="-0.1965in"/>
        </style:list-level-properties>
        <style:text-properties style:font-name="Wingdings"/>
      </text:list-level-style-bullet>
      <text:list-level-style-bullet text:level="6" text:style-name="WW_CharLFO15LVL6" text:bullet-char="">
        <style:list-level-properties text:space-before="2.7777in" text:min-label-width="0.1965in" text:list-level-position-and-space-mode="label-alignment">
          <style:list-level-label-alignment text:label-followed-by="listtab" fo:margin-left="2.9743in" fo:text-indent="-0.1965in"/>
        </style:list-level-properties>
        <style:text-properties style:font-name="Wingdings"/>
      </text:list-level-style-bullet>
      <text:list-level-style-bullet text:level="7" text:style-name="WW_CharLFO15LVL7" text:bullet-char="">
        <style:list-level-properties text:space-before="3.3333in" text:min-label-width="0.1965in" text:list-level-position-and-space-mode="label-alignment">
          <style:list-level-label-alignment text:label-followed-by="listtab" fo:margin-left="3.5298in" fo:text-indent="-0.1965in"/>
        </style:list-level-properties>
        <style:text-properties style:font-name="Wingdings"/>
      </text:list-level-style-bullet>
      <text:list-level-style-bullet text:level="8" text:style-name="WW_CharLFO15LVL8" text:bullet-char="">
        <style:list-level-properties text:space-before="3.8888in" text:min-label-width="0.1965in" text:list-level-position-and-space-mode="label-alignment">
          <style:list-level-label-alignment text:label-followed-by="listtab" fo:margin-left="4.0854in" fo:text-indent="-0.1965in"/>
        </style:list-level-properties>
        <style:text-properties style:font-name="Wingdings"/>
      </text:list-level-style-bullet>
      <text:list-level-style-bullet text:level="9" text:style-name="WW_CharLFO15LVL9" text:bullet-char="">
        <style:list-level-properties text:space-before="4.4444in" text:min-label-width="0.1965in" text:list-level-position-and-space-mode="label-alignment">
          <style:list-level-label-alignment text:label-followed-by="listtab" fo:margin-left="4.6409in" fo:text-indent="-0.196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tarSymbol"/>
    </style:style>
    <style:style style:name="WW_CharLFO16LVL2" style:family="text">
      <style:text-properties style:font-name="StarSymbol"/>
    </style:style>
    <style:style style:name="WW_CharLFO16LVL3" style:family="text">
      <style:text-properties style:font-name="StarSymbol"/>
    </style:style>
    <style:style style:name="WW_CharLFO16LVL4" style:family="text">
      <style:text-properties style:font-name="StarSymbol"/>
    </style:style>
    <style:style style:name="WW_CharLFO16LVL5" style:family="text">
      <style:text-properties style:font-name="StarSymbol"/>
    </style:style>
    <style:style style:name="WW_CharLFO16LVL6" style:family="text">
      <style:text-properties style:font-name="StarSymbol"/>
    </style:style>
    <style:style style:name="WW_CharLFO16LVL7" style:family="text">
      <style:text-properties style:font-name="StarSymbol"/>
    </style:style>
    <style:style style:name="WW_CharLFO16LVL8" style:family="text">
      <style:text-properties style:font-name="StarSymbol"/>
    </style:style>
    <style:style style:name="WW_CharLFO16LVL9" style:family="text">
      <style:text-properties style:font-name="StarSymbol"/>
    </style:style>
    <text:list-style style:name="List50" style:display-name="List 50">
      <text:list-level-style-bullet text:level="1" text:style-name="WW_CharLFO16LVL1" text:bullet-char="✗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16LVL2" text:bullet-char="✗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16LVL3" text:bullet-char="✗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16LVL4" text:bullet-char="✗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16LVL5" text:bullet-char="✗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16LVL6" text:bullet-char="✗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16LVL7" text:bullet-char="✗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16LVL8" text:bullet-char="✗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16LVL9" text:bullet-char="✗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WW_CharLFO17LVL1" style:family="text">
      <style:text-properties style:font-name="Wingdings" style:text-position="0% 100%" fo:font-size="20pt" style:font-size-asian="20pt" fo:background-color="transparent"/>
    </style:style>
    <style:style style:name="WW_CharLFO17LVL2" style:family="text">
      <style:text-properties style:font-name="Wingdings" style:text-position="0% 100%" fo:font-size="20pt" style:font-size-asian="20pt" fo:background-color="transparent"/>
    </style:style>
    <style:style style:name="WW_CharLFO17LVL3" style:family="text">
      <style:text-properties style:font-name="Wingdings" style:text-position="0% 100%" fo:font-size="20pt" style:font-size-asian="20pt" fo:background-color="transparent"/>
    </style:style>
    <style:style style:name="WW_CharLFO17LVL4" style:family="text">
      <style:text-properties style:font-name="Wingdings" style:text-position="0% 100%" fo:font-size="20pt" style:font-size-asian="20pt" fo:background-color="transparent"/>
    </style:style>
    <style:style style:name="WW_CharLFO17LVL5" style:family="text">
      <style:text-properties style:font-name="Wingdings" style:text-position="0% 100%" fo:font-size="20pt" style:font-size-asian="20pt" fo:background-color="transparent"/>
    </style:style>
    <style:style style:name="WW_CharLFO17LVL6" style:family="text">
      <style:text-properties style:font-name="Wingdings" style:text-position="0% 100%" fo:font-size="20pt" style:font-size-asian="20pt" fo:background-color="transparent"/>
    </style:style>
    <style:style style:name="WW_CharLFO17LVL7" style:family="text">
      <style:text-properties style:font-name="Wingdings" style:text-position="0% 100%" fo:font-size="20pt" style:font-size-asian="20pt" fo:background-color="transparent"/>
    </style:style>
    <style:style style:name="WW_CharLFO17LVL8" style:family="text">
      <style:text-properties style:font-name="Wingdings" style:text-position="0% 100%" fo:font-size="20pt" style:font-size-asian="20pt" fo:background-color="transparent"/>
    </style:style>
    <style:style style:name="WW_CharLFO17LVL9" style:family="text">
      <style:text-properties style:font-name="Wingdings" style:text-position="0% 100%" fo:font-size="20pt" style:font-size-asian="20pt" fo:background-color="transparent"/>
    </style:style>
    <text:list-style style:name="PuceQuestion" style:display-name="8 Puce Question">
      <text:list-level-style-bullet text:level="1" text:style-name="WW_CharLFO17LVL1" text:bullet-char="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7LVL2" text:bullet-char="">
        <style:list-level-properties text:space-before="0.1965in" text:min-label-width="0.3937in" text:list-level-position-and-space-mode="label-alignment">
          <style:list-level-label-alignment text:label-followed-by="listtab" fo:margin-left="0.5902in" fo:text-indent="-0.3937in"/>
        </style:list-level-properties>
        <style:text-properties style:font-name="Wingdings"/>
      </text:list-level-style-bullet>
      <text:list-level-style-bullet text:level="3" text:style-name="WW_CharLFO17LVL3" text:bullet-char="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  <style:text-properties style:font-name="Wingdings"/>
      </text:list-level-style-bullet>
      <text:list-level-style-bullet text:level="4" text:style-name="WW_CharLFO17LVL4" text:bullet-char="">
        <style:list-level-properties text:space-before="0.5895in" text:min-label-width="0.3937in" text:list-level-position-and-space-mode="label-alignment">
          <style:list-level-label-alignment text:label-followed-by="listtab" fo:margin-left="0.9833in" fo:text-indent="-0.3937in"/>
        </style:list-level-properties>
        <style:text-properties style:font-name="Wingdings"/>
      </text:list-level-style-bullet>
      <text:list-level-style-bullet text:level="5" text:style-name="WW_CharLFO17LVL5" text:bullet-char="">
        <style:list-level-properties text:space-before="0.7861in" text:min-label-width="0.3937in" text:list-level-position-and-space-mode="label-alignment">
          <style:list-level-label-alignment text:label-followed-by="listtab" fo:margin-left="1.1798in" fo:text-indent="-0.3937in"/>
        </style:list-level-properties>
        <style:text-properties style:font-name="Wingdings"/>
      </text:list-level-style-bullet>
      <text:list-level-style-bullet text:level="6" text:style-name="WW_CharLFO17LVL6" text:bullet-char="">
        <style:list-level-properties text:space-before="0.9826in" text:min-label-width="0.3937in" text:list-level-position-and-space-mode="label-alignment">
          <style:list-level-label-alignment text:label-followed-by="listtab" fo:margin-left="1.3763in" fo:text-indent="-0.3937in"/>
        </style:list-level-properties>
        <style:text-properties style:font-name="Wingdings"/>
      </text:list-level-style-bullet>
      <text:list-level-style-bullet text:level="7" text:style-name="WW_CharLFO17LVL7" text:bullet-char="">
        <style:list-level-properties text:space-before="1.1791in" text:min-label-width="0.3937in" text:list-level-position-and-space-mode="label-alignment">
          <style:list-level-label-alignment text:label-followed-by="listtab" fo:margin-left="1.5729in" fo:text-indent="-0.3937in"/>
        </style:list-level-properties>
        <style:text-properties style:font-name="Wingdings"/>
      </text:list-level-style-bullet>
      <text:list-level-style-bullet text:level="8" text:style-name="WW_CharLFO17LVL8" text:bullet-char="">
        <style:list-level-properties text:space-before="1.3756in" text:min-label-width="0.3937in" text:list-level-position-and-space-mode="label-alignment">
          <style:list-level-label-alignment text:label-followed-by="listtab" fo:margin-left="1.7694in" fo:text-indent="-0.3937in"/>
        </style:list-level-properties>
        <style:text-properties style:font-name="Wingdings"/>
      </text:list-level-style-bullet>
      <text:list-level-style-bullet text:level="9" text:style-name="WW_CharLFO17LVL9" text:bullet-char="">
        <style:list-level-properties text:space-before="1.5722in" text:min-label-width="0.3937in" text:list-level-position-and-space-mode="label-alignment">
          <style:list-level-label-alignment text:label-followed-by="listtab" fo:margin-left="1.9659in" fo:text-indent="-0.3937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16pt" style:font-size-asian="16pt" fo:background-color="transparent"/>
    </style:style>
    <style:style style:name="WW_CharLFO18LVL2" style:family="text">
      <style:text-properties style:font-name="Wingdings" fo:font-size="16pt" style:font-size-asian="16pt" fo:background-color="transparent"/>
    </style:style>
    <style:style style:name="WW_CharLFO18LVL3" style:family="text">
      <style:text-properties style:font-name="Wingdings" fo:font-size="16pt" style:font-size-asian="16pt" fo:background-color="transparent"/>
    </style:style>
    <style:style style:name="WW_CharLFO18LVL4" style:family="text">
      <style:text-properties style:font-name="Wingdings" fo:font-size="16pt" style:font-size-asian="16pt" fo:background-color="transparent"/>
    </style:style>
    <style:style style:name="WW_CharLFO18LVL5" style:family="text">
      <style:text-properties style:font-name="Wingdings" fo:font-size="16pt" style:font-size-asian="16pt" fo:background-color="transparent"/>
    </style:style>
    <style:style style:name="WW_CharLFO18LVL6" style:family="text">
      <style:text-properties style:font-name="Wingdings" fo:font-size="16pt" style:font-size-asian="16pt" fo:background-color="transparent"/>
    </style:style>
    <style:style style:name="WW_CharLFO18LVL7" style:family="text">
      <style:text-properties style:font-name="Wingdings" fo:font-size="16pt" style:font-size-asian="16pt" fo:background-color="transparent"/>
    </style:style>
    <style:style style:name="WW_CharLFO18LVL8" style:family="text">
      <style:text-properties style:font-name="Wingdings" fo:font-size="16pt" style:font-size-asian="16pt" fo:background-color="transparent"/>
    </style:style>
    <style:style style:name="WW_CharLFO18LVL9" style:family="text">
      <style:text-properties style:font-name="Wingdings" fo:font-size="16pt" style:font-size-asian="16pt" fo:background-color="transparent"/>
    </style:style>
    <text:list-style style:name="PuceEnumération" style:display-name="9 Puce Enumération">
      <text:list-level-style-bullet text:level="1" text:style-name="WW_CharLFO18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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Wingdings"/>
      </text:list-level-style-bullet>
      <text:list-level-style-bullet text:level="3" text:style-name="WW_CharLFO18LVL3" text:bullet-char="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Wingdings"/>
      </text:list-level-style-bullet>
      <text:list-level-style-bullet text:level="4" text:style-name="WW_CharLFO18LVL4" text:bullet-char="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Wingdings"/>
      </text:list-level-style-bullet>
      <text:list-level-style-bullet text:level="5" text:style-name="WW_CharLFO18LVL5" text:bullet-char="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Wingdings"/>
      </text:list-level-style-bullet>
      <text:list-level-style-bullet text:level="6" text:style-name="WW_CharLFO18LVL6" text:bullet-char="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Wingdings"/>
      </text:list-level-style-bullet>
      <text:list-level-style-bullet text:level="7" text:style-name="WW_CharLFO18LVL7" text:bullet-char="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Wingdings"/>
      </text:list-level-style-bullet>
      <text:list-level-style-bullet text:level="8" text:style-name="WW_CharLFO18LVL8" text:bullet-char="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Wingdings"/>
      </text:list-level-style-bullet>
      <text:list-level-style-bullet text:level="9" text:style-name="WW_CharLFO18LVL9" text:bullet-char="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Wingdings"/>
      </text:list-level-style-bullet>
    </text:list-style>
    <text:list-style style:name="Manumerotation" style:display-name="Ma numerotation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style:font-name="Wingdings 3" fo:font-weight="normal" style:font-weight-asian="normal" fo:font-style="normal" style:font-style-asian="normal" fo:font-size="16pt" style:font-size-asian="16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6" style:display-name="WW8Num6">
      <text:list-level-style-bullet text:level="1" text:style-name="WW_CharLFO20LVL1" text:bullet-char="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  <style:text-properties style:font-name="Wingdings 3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41" style:display-name="WW8Num41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Times New Roman" style:font-name-asian="Times New Roman" style:font-name-complex="Times New Roman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10" style:display-name="WW8Num10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Times New Roman" style:font-name-asian="Times New Roman" style:font-name-complex="Times New Roman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" style:display-name="WW8Num2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Times New Roman" style:font-name-asian="Times New Roman" style:font-name-complex="Times New Roman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28" style:display-name="WW8Num28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42" style:display-name="WW8Num42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40" style:display-name="WW8Num40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31" style:display-name="WW8Num31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2" style:display-name="WW8Num22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5">
      <text:outline-level-style text:level="1" style:num-suffix=" -" style:num-list-format-name="NLF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list-format-name="NLF5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list-format-name="NLF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1LVL1" style:family="text">
      <style:text-properties style:font-name="StarSymbol" fo:font-size="9pt" style:font-size-asian="9pt"/>
    </style:style>
    <style:style style:name="WW_CharLFO31LVL2" style:family="text">
      <style:text-properties style:font-name="StarSymbol" fo:font-size="9pt" style:font-size-asian="9pt"/>
    </style:style>
    <style:style style:name="WW_CharLFO31LVL3" style:family="text">
      <style:text-properties style:font-name="StarSymbol" fo:font-size="9pt" style:font-size-asian="9pt"/>
    </style:style>
    <style:style style:name="WW_CharLFO31LVL4" style:family="text">
      <style:text-properties style:font-name="StarSymbol" fo:font-size="9pt" style:font-size-asian="9pt"/>
    </style:style>
    <style:style style:name="WW_CharLFO31LVL5" style:family="text">
      <style:text-properties style:font-name="StarSymbol" fo:font-size="9pt" style:font-size-asian="9pt"/>
    </style:style>
    <style:style style:name="WW_CharLFO31LVL6" style:family="text">
      <style:text-properties style:font-name="StarSymbol" fo:font-size="9pt" style:font-size-asian="9pt"/>
    </style:style>
    <style:style style:name="WW_CharLFO31LVL7" style:family="text">
      <style:text-properties style:font-name="StarSymbol" fo:font-size="9pt" style:font-size-asian="9pt"/>
    </style:style>
    <style:style style:name="WW_CharLFO31LVL8" style:family="text">
      <style:text-properties style:font-name="StarSymbol" fo:font-size="9pt" style:font-size-asian="9pt"/>
    </style:style>
    <style:style style:name="WW_CharLFO31LVL9" style:family="text">
      <style:text-properties style:font-name="StarSymbol" fo:font-size="9pt" style:font-size-asian="9pt"/>
    </style:style>
    <style:style style:name="WW_CharLFO32LVL1" style:family="text">
      <style:text-properties style:font-name="StarSymbol" fo:font-size="9pt" style:font-size-asian="9pt"/>
    </style:style>
    <style:style style:name="WW_CharLFO32LVL2" style:family="text">
      <style:text-properties style:font-name="StarSymbol" fo:font-size="9pt" style:font-size-asian="9pt"/>
    </style:style>
    <style:style style:name="WW_CharLFO32LVL3" style:family="text">
      <style:text-properties style:font-name="StarSymbol" fo:font-size="9pt" style:font-size-asian="9pt"/>
    </style:style>
    <style:style style:name="WW_CharLFO32LVL4" style:family="text">
      <style:text-properties style:font-name="StarSymbol" fo:font-size="9pt" style:font-size-asian="9pt"/>
    </style:style>
    <style:style style:name="WW_CharLFO32LVL5" style:family="text">
      <style:text-properties style:font-name="StarSymbol" fo:font-size="9pt" style:font-size-asian="9pt"/>
    </style:style>
    <style:style style:name="WW_CharLFO32LVL6" style:family="text">
      <style:text-properties style:font-name="StarSymbol" fo:font-size="9pt" style:font-size-asian="9pt"/>
    </style:style>
    <style:style style:name="WW_CharLFO32LVL7" style:family="text">
      <style:text-properties style:font-name="StarSymbol" fo:font-size="9pt" style:font-size-asian="9pt"/>
    </style:style>
    <style:style style:name="WW_CharLFO32LVL8" style:family="text">
      <style:text-properties style:font-name="StarSymbol" fo:font-size="9pt" style:font-size-asian="9pt"/>
    </style:style>
    <style:style style:name="WW_CharLFO32LVL9" style:family="text">
      <style:text-properties style:font-name="StarSymbol" fo:font-size="9pt" style:font-size-asian="9pt"/>
    </style:style>
    <style:style style:name="WW_CharLFO33LVL1" style:family="text">
      <style:text-properties style:font-name="StarSymbol" fo:font-size="9pt" style:font-size-asian="9pt"/>
    </style:style>
    <style:style style:name="WW_CharLFO33LVL2" style:family="text">
      <style:text-properties style:font-name="StarSymbol" fo:font-size="9pt" style:font-size-asian="9pt"/>
    </style:style>
    <style:style style:name="WW_CharLFO33LVL3" style:family="text">
      <style:text-properties style:font-name="StarSymbol" fo:font-size="9pt" style:font-size-asian="9pt"/>
    </style:style>
    <style:style style:name="WW_CharLFO33LVL4" style:family="text">
      <style:text-properties style:font-name="StarSymbol" fo:font-size="9pt" style:font-size-asian="9pt"/>
    </style:style>
    <style:style style:name="WW_CharLFO33LVL5" style:family="text">
      <style:text-properties style:font-name="StarSymbol" fo:font-size="9pt" style:font-size-asian="9pt"/>
    </style:style>
    <style:style style:name="WW_CharLFO33LVL6" style:family="text">
      <style:text-properties style:font-name="StarSymbol" fo:font-size="9pt" style:font-size-asian="9pt"/>
    </style:style>
    <style:style style:name="WW_CharLFO33LVL7" style:family="text">
      <style:text-properties style:font-name="StarSymbol" fo:font-size="9pt" style:font-size-asian="9pt"/>
    </style:style>
    <style:style style:name="WW_CharLFO33LVL8" style:family="text">
      <style:text-properties style:font-name="StarSymbol" fo:font-size="9pt" style:font-size-asian="9pt"/>
    </style:style>
    <style:style style:name="WW_CharLFO33LVL9" style:family="text">
      <style:text-properties style:font-name="StarSymbol" fo:font-size="9pt" style:font-size-asian="9pt"/>
    </style:style>
    <style:style style:name="WW_CharLFO34LVL1" style:family="text">
      <style:text-properties style:font-name="StarSymbol" fo:font-size="9pt" style:font-size-asian="9pt"/>
    </style:style>
    <style:style style:name="WW_CharLFO34LVL2" style:family="text">
      <style:text-properties style:font-name="StarSymbol" fo:font-size="9pt" style:font-size-asian="9pt"/>
    </style:style>
    <style:style style:name="WW_CharLFO34LVL3" style:family="text">
      <style:text-properties style:font-name="StarSymbol" fo:font-size="9pt" style:font-size-asian="9pt"/>
    </style:style>
    <style:style style:name="WW_CharLFO34LVL4" style:family="text">
      <style:text-properties style:font-name="StarSymbol" fo:font-size="9pt" style:font-size-asian="9pt"/>
    </style:style>
    <style:style style:name="WW_CharLFO34LVL5" style:family="text">
      <style:text-properties style:font-name="StarSymbol" fo:font-size="9pt" style:font-size-asian="9pt"/>
    </style:style>
    <style:style style:name="WW_CharLFO34LVL6" style:family="text">
      <style:text-properties style:font-name="StarSymbol" fo:font-size="9pt" style:font-size-asian="9pt"/>
    </style:style>
    <style:style style:name="WW_CharLFO34LVL7" style:family="text">
      <style:text-properties style:font-name="StarSymbol" fo:font-size="9pt" style:font-size-asian="9pt"/>
    </style:style>
    <style:style style:name="WW_CharLFO34LVL8" style:family="text">
      <style:text-properties style:font-name="StarSymbol" fo:font-size="9pt" style:font-size-asian="9pt"/>
    </style:style>
    <style:style style:name="WW_CharLFO34LVL9" style:family="text">
      <style:text-properties style:font-name="StarSymbol" fo:font-size="9pt" style:font-size-asian="9pt"/>
    </style:style>
    <style:style style:name="WW_CharLFO35LVL1" style:family="text">
      <style:text-properties style:font-name="StarSymbol" fo:font-size="9pt" style:font-size-asian="9pt"/>
    </style:style>
    <style:style style:name="WW_CharLFO35LVL2" style:family="text">
      <style:text-properties style:font-name="StarSymbol" fo:font-size="9pt" style:font-size-asian="9pt"/>
    </style:style>
    <style:style style:name="WW_CharLFO35LVL3" style:family="text">
      <style:text-properties style:font-name="StarSymbol" fo:font-size="9pt" style:font-size-asian="9pt"/>
    </style:style>
    <style:style style:name="WW_CharLFO35LVL4" style:family="text">
      <style:text-properties style:font-name="StarSymbol" fo:font-size="9pt" style:font-size-asian="9pt"/>
    </style:style>
    <style:style style:name="WW_CharLFO35LVL5" style:family="text">
      <style:text-properties style:font-name="StarSymbol" fo:font-size="9pt" style:font-size-asian="9pt"/>
    </style:style>
    <style:style style:name="WW_CharLFO35LVL6" style:family="text">
      <style:text-properties style:font-name="StarSymbol" fo:font-size="9pt" style:font-size-asian="9pt"/>
    </style:style>
    <style:style style:name="WW_CharLFO35LVL7" style:family="text">
      <style:text-properties style:font-name="StarSymbol" fo:font-size="9pt" style:font-size-asian="9pt"/>
    </style:style>
    <style:style style:name="WW_CharLFO35LVL8" style:family="text">
      <style:text-properties style:font-name="StarSymbol" fo:font-size="9pt" style:font-size-asian="9pt"/>
    </style:style>
    <style:style style:name="WW_CharLFO35LVL9" style:family="text">
      <style:text-properties style:font-name="StarSymbol" fo:font-size="9pt" style:font-size-asian="9pt"/>
    </style:style>
    <style:style style:name="WW_CharLFO36LVL1" style:family="text">
      <style:text-properties style:font-name="StarSymbol" fo:font-size="9pt" style:font-size-asian="9pt"/>
    </style:style>
    <style:style style:name="WW_CharLFO36LVL2" style:family="text">
      <style:text-properties style:font-name="StarSymbol" fo:font-size="9pt" style:font-size-asian="9pt"/>
    </style:style>
    <style:style style:name="WW_CharLFO36LVL3" style:family="text">
      <style:text-properties style:font-name="StarSymbol" fo:font-size="9pt" style:font-size-asian="9pt"/>
    </style:style>
    <style:style style:name="WW_CharLFO36LVL4" style:family="text">
      <style:text-properties style:font-name="StarSymbol" fo:font-size="9pt" style:font-size-asian="9pt"/>
    </style:style>
    <style:style style:name="WW_CharLFO36LVL5" style:family="text">
      <style:text-properties style:font-name="StarSymbol" fo:font-size="9pt" style:font-size-asian="9pt"/>
    </style:style>
    <style:style style:name="WW_CharLFO36LVL6" style:family="text">
      <style:text-properties style:font-name="StarSymbol" fo:font-size="9pt" style:font-size-asian="9pt"/>
    </style:style>
    <style:style style:name="WW_CharLFO36LVL7" style:family="text">
      <style:text-properties style:font-name="StarSymbol" fo:font-size="9pt" style:font-size-asian="9pt"/>
    </style:style>
    <style:style style:name="WW_CharLFO36LVL8" style:family="text">
      <style:text-properties style:font-name="StarSymbol" fo:font-size="9pt" style:font-size-asian="9pt"/>
    </style:style>
    <style:style style:name="WW_CharLFO36LVL9" style:family="text">
      <style:text-properties style:font-name="StarSymbol" fo:font-size="9pt" style:font-size-asian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number:num-list-format style:name="NLF0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>%1%.%2%.%3%.%4% -</number:text>
      <number:num-list-label text:level="5"/>
      <number:text>%1%.%2%.%3%.%4%.%5% -</number:text>
      <number:num-list-label text:level="6"/>
      <number:text>%1%.%2%.%3%.%4%.%5%.%6% -</number:text>
      <number:num-list-label text:level="7"/>
      <number:text>%1%.%2%.%3%.%4%.%5%.%6%.%7% -</number:text>
      <number:num-list-label text:level="8"/>
      <number:text>%1%.%2%.%3%.%4%.%5%.%6%.%7%.%8% -</number:text>
      <number:num-list-label text:level="9"/>
      <number:text>%1%.%2%.%3%.%4%.%5%.%6%.%7%.%8%.%9% -</number:text>
    </number:num-list-format>
    <number:num-list-format style:name="NLF2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number:num-list-format style:name="NLF3">
      <number:num-list-label text:level="1"/>
      <number:text>%1%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4">
      <number:num-list-label text:level="1"/>
      <number:text>%1%.</number:text>
      <number:num-list-label text:level="2"/>
      <number:text>%1%.%2%.</number:text>
      <number:num-list-label text:level="3"/>
      <number:text>)</number:text>
    </number:num-list-format>
    <number:num-list-format style:name="NLF5">
      <number:num-list-label text:level="1"/>
      <number:text>%1% -</number:text>
      <number:num-list-label text:level="2"/>
      <number:text>%1%.%2% -</number:text>
      <number:num-list-label text:level="3"/>
      <number:text>%1%.%2%.%3% -</number:text>
    </number:num-list-format>
    <style:page-layout style:name="PL0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145in"/>
      </style:footer-style>
    </style:page-layout>
    <style:style style:name="TableColumn3" style:family="table-column">
      <style:table-column-properties style:column-width="2.3611in" style:use-optimal-column-width="false"/>
    </style:style>
    <style:style style:name="TableColumn4" style:family="table-column">
      <style:table-column-properties style:column-width="2.3611in" style:use-optimal-column-width="false"/>
    </style:style>
    <style:style style:name="TableColumn5" style:family="table-column">
      <style:table-column-properties style:column-width="2.3611in" style:use-optimal-column-width="false"/>
    </style:style>
    <style:style style:name="Table2" style:family="table">
      <style:table-properties style:width="7.0833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fo:text-align="start" fo:margin-left="-0.0798in">
        <style:tab-stops>
          <style:tab-stop style:type="center" style:position="3.2298in"/>
          <style:tab-stop style:type="right" style:leader-style="dotted" style:leader-text="." style:position="6.3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-têt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-tête" style:family="paragraph">
      <style:paragraph-properties fo:text-align="end" fo:margin-right="-0.0798in"/>
    </style:style>
    <style:style style:name="TableColumn14" style:family="table-column">
      <style:table-column-properties style:column-width="2.3611in" style:use-optimal-column-width="false"/>
    </style:style>
    <style:style style:name="TableColumn15" style:family="table-column">
      <style:table-column-properties style:column-width="2.3611in" style:use-optimal-column-width="false"/>
    </style:style>
    <style:style style:name="TableColumn16" style:family="table-column">
      <style:table-column-properties style:column-width="2.3611in" style:use-optimal-column-width="false"/>
    </style:style>
    <style:style style:name="Table13" style:family="table">
      <style:table-properties style:width="7.0833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-tête" style:family="paragraph">
      <style:paragraph-properties fo:text-align="start" fo:margin-left="-0.0798in">
        <style:tab-stops>
          <style:tab-stop style:type="center" style:position="3.2298in"/>
          <style:tab-stop style:type="right" style:leader-style="dotted" style:leader-text="." style:position="6.3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-têt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-tête" style:family="paragraph">
      <style:paragraph-properties fo:text-align="end" fo:margin-right="-0.0798in"/>
    </style:style>
    <style:style style:name="P24" style:parent-style-name="Pieddepage" style:family="paragraph">
      <style:paragraph-properties fo:text-align="end"/>
    </style:style>
    <style:style style:name="TableColumn26" style:family="table-column">
      <style:table-column-properties style:column-width="2.3611in" style:use-optimal-column-width="false"/>
    </style:style>
    <style:style style:name="TableColumn27" style:family="table-column">
      <style:table-column-properties style:column-width="2.3611in" style:use-optimal-column-width="false"/>
    </style:style>
    <style:style style:name="TableColumn28" style:family="table-column">
      <style:table-column-properties style:column-width="2.3611in" style:use-optimal-column-width="false"/>
    </style:style>
    <style:style style:name="Table25" style:family="table">
      <style:table-properties style:width="7.0833in" fo:margin-left="0in" table:align="left"/>
    </style:style>
    <style:style style:name="TableRow29" style:family="table-row">
      <style:table-row-properties style:min-row-height="0.2083in"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En-tête" style:family="paragraph">
      <style:paragraph-properties fo:text-align="start" fo:margin-left="-0.0798in">
        <style:tab-stops>
          <style:tab-stop style:type="center" style:position="3.2298in"/>
          <style:tab-stop style:type="right" style:leader-style="dotted" style:leader-text="." style:position="6.3798in"/>
        </style:tab-stops>
      </style:paragraph-properties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En-tête" style:family="paragraph">
      <style:paragraph-properties fo:text-align="center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En-tête" style:family="paragraph">
      <style:paragraph-properties fo:text-align="end" fo:margin-right="-0.0798in"/>
    </style:style>
    <style:page-layout style:name="PL1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45in"/>
      </style:header-style>
      <style:footer-style>
        <style:header-footer-properties style:dynamic-spacing="true" fo:min-height="0.3145in"/>
      </style:footer-style>
    </style:page-layout>
    <style:style style:name="TableColumn114" style:family="table-column">
      <style:table-column-properties style:column-width="2.3611in" style:use-optimal-column-width="false"/>
    </style:style>
    <style:style style:name="TableColumn115" style:family="table-column">
      <style:table-column-properties style:column-width="2.3611in" style:use-optimal-column-width="false"/>
    </style:style>
    <style:style style:name="TableColumn116" style:family="table-column">
      <style:table-column-properties style:column-width="2.3611in" style:use-optimal-column-width="false"/>
    </style:style>
    <style:style style:name="Table113" style:family="table">
      <style:table-properties style:width="7.0833in" fo:margin-left="0in" table:align="left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En-tête" style:family="paragraph">
      <style:paragraph-properties fo:text-align="start" fo:margin-left="-0.0798in">
        <style:tab-stops>
          <style:tab-stop style:type="center" style:position="3.2298in"/>
          <style:tab-stop style:type="right" style:leader-style="dotted" style:leader-text="." style:position="6.3798in"/>
        </style:tab-stops>
      </style:paragraph-properties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En-tête" style:family="paragraph">
      <style:paragraph-properties fo:text-align="center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En-tête" style:family="paragraph">
      <style:paragraph-properties fo:text-align="end" fo:margin-right="-0.0798in"/>
    </style:style>
    <style:style style:name="TableColumn125" style:family="table-column">
      <style:table-column-properties style:column-width="2.3611in" style:use-optimal-column-width="false"/>
    </style:style>
    <style:style style:name="TableColumn126" style:family="table-column">
      <style:table-column-properties style:column-width="2.3611in" style:use-optimal-column-width="false"/>
    </style:style>
    <style:style style:name="TableColumn127" style:family="table-column">
      <style:table-column-properties style:column-width="2.3611in" style:use-optimal-column-width="false"/>
    </style:style>
    <style:style style:name="Table124" style:family="table">
      <style:table-properties style:width="7.0833in" fo:margin-left="0in" table:align="left"/>
    </style:style>
    <style:style style:name="TableRow128" style:family="table-row">
      <style:table-row-properties style:min-row-height="0.2083in"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En-tête" style:family="paragraph">
      <style:paragraph-properties fo:text-align="start" fo:margin-left="-0.0798in">
        <style:tab-stops>
          <style:tab-stop style:type="center" style:position="3.2298in"/>
          <style:tab-stop style:type="right" style:leader-style="dotted" style:leader-text="." style:position="6.3798in"/>
        </style:tab-stops>
      </style:paragraph-properties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En-tête" style:family="paragraph">
      <style:paragraph-properties fo:text-align="center"/>
    </style:style>
    <style:style style:name="P133" style:parent-style-name="En-tête" style:family="paragraph">
      <style:paragraph-properties fo:text-align="center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En-tête" style:family="paragraph">
      <style:paragraph-properties fo:text-align="end" fo:margin-right="-0.0798in"/>
    </style:style>
    <style:style style:name="P136" style:parent-style-name="Pieddepage" style:family="paragraph">
      <style:paragraph-properties fo:text-align="end"/>
    </style:style>
    <style:style style:name="TableColumn138" style:family="table-column">
      <style:table-column-properties style:column-width="2.3611in" style:use-optimal-column-width="false"/>
    </style:style>
    <style:style style:name="TableColumn139" style:family="table-column">
      <style:table-column-properties style:column-width="2.3611in" style:use-optimal-column-width="false"/>
    </style:style>
    <style:style style:name="TableColumn140" style:family="table-column">
      <style:table-column-properties style:column-width="2.3611in" style:use-optimal-column-width="false"/>
    </style:style>
    <style:style style:name="Table137" style:family="table">
      <style:table-properties style:width="7.0833in" fo:margin-left="0in" table:align="left"/>
    </style:style>
    <style:style style:name="TableRow141" style:family="table-row">
      <style:table-row-properties style:min-row-height="0.2083in" style:use-optimal-row-height="false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En-tête" style:family="paragraph">
      <style:paragraph-properties fo:text-align="start" fo:margin-left="-0.0798in">
        <style:tab-stops>
          <style:tab-stop style:type="center" style:position="3.2298in"/>
          <style:tab-stop style:type="right" style:leader-style="dotted" style:leader-text="." style:position="6.3798in"/>
        </style:tab-stops>
      </style:paragraph-properties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En-tête" style:family="paragraph">
      <style:paragraph-properties fo:text-align="center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En-têt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-tête"/>
      </style:header>
      <style:header-left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En-tête"/>
      </style:header-left>
      <style:footer>
        <text:p text:style-name="P24"><text:page-number text:fixed="false">1</text:page-number><text:s/>sur<text:s/><text:page-count>2</text:page-count></text:p>
      </style:footer>
      <style:footer-left>
        <table:table table:style-name="Table25">
          <table:table-columns>
            <table:table-column table:style-name="TableColumn26"/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/>
            </table:table-cell>
            <table:table-cell table:style-name="TableCell32">
              <text:p text:style-name="P33"/>
            </table:table-cell>
            <table:table-cell table:style-name="TableCell34">
              <text:p text:style-name="P35"><text:page-number text:fixed="false"/><text:s/>sur<text:s/><text:page-count/></text:p>
            </table:table-cell>
          </table:table-row>
        </table:table>
        <text:p text:style-name="Pieddepage"/>
      </style:footer-left>
    </style:master-page>
    <style:master-page style:name="MP1" style:page-layout-name="PL1">
      <style:header>
        <table:table table:style-name="Table113">
          <table:table-columns>
            <table:table-column table:style-name="TableColumn114"/>
            <table:table-column table:style-name="TableColumn115"/>
            <table:table-column table:style-name="TableColumn116"/>
          </table:table-columns>
          <table:table-row table:style-name="TableRow117">
            <table:table-cell table:style-name="TableCell118">
              <text:p text:style-name="P119"/>
            </table:table-cell>
            <table:table-cell table:style-name="TableCell120">
              <text:p text:style-name="P121"/>
            </table:table-cell>
            <table:table-cell table:style-name="TableCell122">
              <text:p text:style-name="P123"/>
            </table:table-cell>
          </table:table-row>
        </table:table>
        <text:p text:style-name="En-tête"/>
      </style:header>
      <style:header-left>
        <table:table table:style-name="Table124">
          <table:table-columns>
            <table:table-column table:style-name="TableColumn125"/>
            <table:table-column table:style-name="TableColumn126"/>
            <table:table-column table:style-name="TableColumn127"/>
          </table:table-columns>
          <table:table-row table:style-name="TableRow128">
            <table:table-cell table:style-name="TableCell129">
              <text:p text:style-name="P130">Lycée La Croix Rouge La Salle - Brest</text:p>
            </table:table-cell>
            <table:table-cell table:style-name="TableCell131">
              <text:p text:style-name="P132">Dossier Technique du projet –<text:s/></text:p>
              <text:p text:style-name="P133">Partie commune</text:p>
            </table:table-cell>
            <table:table-cell table:style-name="TableCell134">
              <text:p text:style-name="P135">BTS CIEL</text:p>
            </table:table-cell>
          </table:table-row>
        </table:table>
        <text:p text:style-name="En-tête"/>
      </style:header-left>
      <style:footer>
        <text:p text:style-name="P136"><text:page-number text:fixed="false"/><text:s/>sur<text:s/><text:page-count/></text:p>
      </style:footer>
      <style:footer-left>
        <table:table table:style-name="Table137">
          <table:table-columns>
            <table:table-column table:style-name="TableColumn138"/>
            <table:table-column table:style-name="TableColumn139"/>
            <table:table-column table:style-name="TableColumn140"/>
          </table:table-columns>
          <table:table-row table:style-name="TableRow141">
            <table:table-cell table:style-name="TableCell142">
              <text:p text:style-name="P143"/>
            </table:table-cell>
            <table:table-cell table:style-name="TableCell144">
              <text:p text:style-name="P145"/>
            </table:table-cell>
            <table:table-cell table:style-name="TableCell146">
              <text:p text:style-name="P147"><text:page-number text:fixed="false"/><text:s/>sur<text:s/><text:page-count/></text:p>
            </table:table-cell>
          </table:table-row>
        </table:table>
        <text:p text:style-name="Pieddepage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ossier technique du projet - partie commune</dc:title>
    <dc:subject>P20XX : Nom du projet</dc:subject>
    <meta:initial-creator>Philippe MERCIER</meta:initial-creator>
    <dc:creator>DONNART ANTOINE</dc:creator>
    <meta:creation-date>2025-02-17T11:30:00Z</meta:creation-date>
    <dc:date>2025-02-17T11:30:00Z</dc:date>
    <meta:template xlink:href="Modele_cours.stw" xlink:type="simple"/>
    <meta:editing-cycles>4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3" meta:word-count="1041" meta:character-count="6759" meta:row-count="47" meta:non-whitespace-character-count="5731"/>
  </office:meta>
</office:document-meta>
</file>